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93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.727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14.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lyt-cool-title" style:list-style-name="L6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2.662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fill-color="#ffffff" fo:min-height="3.507cm"/>
    </style:style>
    <style:style style:name="pr8" style:family="presentation" style:parent-style-name="lyt-cool-subtitle">
      <style:graphic-properties draw:fill-color="#ffffff" fo:min-height="11.851cm"/>
    </style:style>
    <style:style style:name="pr9" style:family="presentation" style:parent-style-name="lyt-cool-outline1">
      <style:graphic-properties draw:fill-color="#ffffff" fo:min-height="5.227cm"/>
    </style:style>
    <style:style style:name="pr10" style:family="presentation" style:parent-style-name="lyt-cool-outline1" style:list-style-name="L3">
      <style:graphic-properties draw:fill-color="#ffffff" draw:auto-grow-height="true" fo:min-height="3.752cm"/>
    </style:style>
    <style:style style:name="pr11" style:family="presentation" style:parent-style-name="lyt-cool-outline1">
      <style:graphic-properties draw:fill-color="#ffffff" fo:min-height="6.056cm"/>
    </style:style>
    <style:style style:name="pr12" style:family="presentation" style:parent-style-name="lyt-cool-outline1">
      <style:graphic-properties draw:fill-color="#ffffff" fo:min-height="3.162cm"/>
    </style:style>
    <style:style style:name="pr13" style:family="presentation" style:parent-style-name="lyt-cool-outline1">
      <style:graphic-properties draw:fill-color="#ffffff" fo:min-height="13.23cm"/>
    </style:style>
    <style:style style:name="pr14" style:family="presentation" style:parent-style-name="lyt-cool-title">
      <style:graphic-properties fo:min-height="3.507cm"/>
    </style:style>
    <style:style style:name="pr15" style:family="presentation" style:parent-style-name="lyt-cool-outline1">
      <style:graphic-properties fo:min-height="13.23cm"/>
    </style:style>
    <style:style style:name="pr16" style:family="presentation" style:parent-style-name="lyt-cool-outline1">
      <style:graphic-properties draw:fill-color="#ffffff" fo:min-height="3.662cm"/>
    </style:style>
    <style:style style:name="pr17" style:family="presentation" style:parent-style-name="lyt-cool-outline1">
      <style:graphic-properties fo:min-height="8.6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1cm" fo:margin-right="0cm" fo:text-indent="0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text:enable-numbering="false" fo:margin-left="0.6cm" fo:margin-right="0cm" fo:text-align="center" fo:text-indent="-0.6cm"/>
      <style:text-properties fo:font-size="32pt" fo:hyphenate="true"/>
    </style:style>
    <style:style style:name="P6" style:family="paragraph">
      <style:paragraph-properties text:enable-numbering="true" fo:margin-left="1.2cm" fo:margin-right="0cm" fo:text-indent="-0.9cm"/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.6cm" fo:margin-right="0cm" fo:text-align="start" fo:text-indent="-0.6cm"/>
    </style:style>
    <style:style style:name="P13" style:family="paragraph">
      <style:paragraph-properties text:enable-numbering="false" fo:margin-left="0.6cm" fo:margin-right="0cm" fo:text-align="start" fo:text-indent="-0.6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9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18pt" style:font-size-asian="18pt" style:font-size-complex="18pt"/>
    </style:style>
    <style:style style:name="P20" style:family="paragraph">
      <style:text-properties fo:font-family="'Courier New'" style:font-family-generic="modern" style:font-pitch="fixed"/>
    </style:style>
    <style:style style:name="P21" style:family="paragraph">
      <style:paragraph-properties fo:margin-left="0.6cm" fo:margin-right="0cm" fo:text-indent="-0.6cm"/>
    </style:style>
    <style:style style:name="P22" style:family="paragraph">
      <style:paragraph-properties fo:margin-left="1.2cm" fo:margin-right="0cm" fo:text-indent="-0.9cm"/>
      <style:text-properties fo:font-family="'Courier New'" style:font-family-generic="modern" style:font-pitch="fixed" fo:font-size="24pt" style:font-size-asian="24pt" style:font-size-complex="24pt"/>
    </style:style>
    <style:style style:name="P23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24" style:family="paragraph">
      <style:text-properties fo:font-family="'Courier 10 Pitch'" style:font-pitch="fixed"/>
    </style:style>
    <style:style style:name="P25" style:family="paragraph">
      <style:text-properties fo:color="#0000ff" fo:font-weight="bold" style:font-weight-asian="bold" style:font-weight-complex="bold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8" style:family="paragraph">
      <style:paragraph-properties text:enable-numbering="true"/>
    </style:style>
    <style:style style:name="P29" style:family="paragraph">
      <style:paragraph-properties fo:text-align="justify"/>
    </style:style>
    <style:style style:name="P3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justify"/>
      <style:text-properties fo:font-size="18pt" style:font-size-asian="18pt" style:font-size-complex="18pt"/>
    </style:style>
    <style:style style:name="P32" style:family="paragraph">
      <style:paragraph-properties fo:margin-left="0cm" fo:margin-right="0cm" fo:text-align="justify" fo:text-indent="0cm"/>
    </style:style>
    <style:style style:name="P33" style:family="paragraph">
      <style:paragraph-properties text:enable-numbering="true" fo:margin-left="0cm" fo:margin-right="0cm" fo:text-align="justify" fo:text-indent="0cm"/>
    </style:style>
    <style:style style:name="P34" style:family="paragraph">
      <style:text-properties fo:font-family="Arial" style:font-family-generic="swiss" style:font-pitch="variable" fo:font-size="14pt" style:font-size-asian="14pt" style:font-size-complex="14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7" style:family="paragraph">
      <style:paragraph-properties fo:text-align="justify"/>
      <style:text-properties fo:color="#0000ff" fo:font-weight="bold" style:font-weight-asian="bold" style:font-weight-complex="bold"/>
    </style:style>
    <style:style style:name="P38" style:family="paragraph">
      <style:paragraph-properties fo:margin-left="0cm" fo:margin-right="0cm" fo:text-align="center" fo:text-indent="0cm"/>
      <style:text-properties fo:color="#0000ff" fo:font-size="20pt" fo:font-weight="bold" style:font-size-asian="20pt" style:font-weight-asian="bold" style:font-size-complex="20pt" style:font-weight-complex="bold"/>
    </style:style>
    <style:style style:name="P39" style:family="paragraph">
      <style:text-properties fo:color="#0000ff"/>
    </style:style>
    <style:style style:name="P40" style:family="paragraph"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f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'Courier New'" style:font-family-generic="modern" style:font-pitch="fixed" fo:font-size="22pt" style:font-size-asian="22pt" style:font-size-complex="22pt"/>
    </style:style>
    <style:style style:name="T16" style:family="text">
      <style:text-properties fo:color="#000000" style:text-outline="false" style:text-line-through-style="none" style:text-position="0% 100%" fo:font-family="'Courier New'" style:font-family-generic="modern" style:font-pitch="fixed" fo:font-size="22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HG Mincho Light J', 'MS Mincho', 'HG Mincho J', 'HG Mincho L', 'HG Mincho', Mincho, 'Andale Sans UI', 'Arial Unicode MS', 'Lucida Sans Unicode', Tahoma" style:font-pitch-asian="variable" style:font-size-asian="22pt" style:language-asian="zxx" style:country-asian="none" style:font-style-asian="normal" style:font-weight-asian="normal" style:font-family-complex="'Arial Unicode MS'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font-family="'Courier New'" style:font-family-generic="modern" style:font-pitch="fixed"/>
    </style:style>
    <style:style style:name="T19" style:family="text">
      <style:text-properties fo:color="#0000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Courier New'" style:font-family-generic="modern" style:font-pitch="fixed" fo:font-size="24pt" style:font-size-asian="24pt" style:font-size-complex="24pt"/>
    </style:style>
    <style:style style:name="T21" style:family="text">
      <style:text-properties fo:font-family="'Courier 10 Pitch'" style:font-pitch="fixed"/>
    </style:style>
    <style:style style:name="T22" style:family="text">
      <style:text-properties fo:color="#0000ff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Arial" style:font-family-generic="swiss" style:font-pitch="variable" fo:font-size="14pt" style:font-size-asian="14pt" style:font-size-complex="14pt"/>
    </style:style>
    <style:style style:name="T27" style:family="text">
      <style:text-properties style:text-position="super 58%" fo:font-family="Arial" style:font-family-generic="swiss" style:font-pitch="variable" fo:font-size="14pt" style:font-size-asian="14pt" style:font-size-complex="14pt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00ff"/>
    </style:style>
    <style:style style:name="T37" style:family="text"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911cm" svg:height="3.507cm" svg:x="2.058cm" svg:y="1.543cm" presentation:class="title" presentation:user-transformed="true">
          <draw:text-box>
            <text:p text:style-name="P1">Estruturas de Dados</text:p>
          </draw:text-box>
        </draw:frame>
        <draw:frame presentation:style-name="pr2" draw:text-style-name="P5" draw:layer="layout" svg:width="23.911cm" svg:height="13.23cm" svg:x="2.058cm" svg:y="5.838cm" presentation:class="subtitle" presentation:user-transformed="true">
          <draw:text-box>
            <text:p text:style-name="P3"><text:span text:style-name="T1">Árvores</text:span></text:p>
            <text:p text:style-name="P3"><text:span text:style-name="T2"/></text:p>
            <text:p text:style-name="P4"><text:span text:style-name="T2">Davi Romero de Vasconcelos</text:span></text:p>
            <text:p text:style-name="P4"><text:span text:style-name="T3"><text:a xlink:href="mailto:daviromero@ufc.br">daviromero@ufc.br</text:a></text:span></text:p>
            <text:p text:style-name="P4"><text:span text:style-name="T3"/></text:p>
            <text:p text:style-name="P4"><text:span text:style-name="T2">Universidade Federal do Ceará</text:span></text:p>
            <text:p text:style-name="P4"><text:span text:style-name="T2">Campus de Quixadá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589cm" svg:y="1.993cm" presentation:class="title" presentation:user-transformed="true">
          <draw:text-box>
            <text:p text:style-name="P1">Árvore</text:p>
          </draw:text-box>
        </draw:frame>
        <draw:frame presentation:style-name="pr5" draw:text-style-name="P6" draw:layer="layout" svg:width="20.3cm" svg:height="15.504cm" svg:x="-0.3cm" svg:y="5.7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4">Em diversas aplicações, precisamos de estruturas não-lineares. Em especial, quando precisamos de estruturas hierárquicas;</text:span></text:p>
                  </text:list-item>
                  <text:list-item>
                    <text:p text:style-name="P1"><text:span text:style-name="T4">Uma Árvore é constituída por um </text:span><text:span text:style-name="T5">conjunto de nós</text:span><text:span text:style-name="T4"> tal que:</text:span></text:p>
                    <text:list>
                      <text:list-item>
                        <text:p text:style-name="P1"><text:span text:style-name="T4">Exite um nó r, denominado de </text:span><text:span text:style-name="T5">raiz</text:span><text:span text:style-name="T4">, com zero ou mais sub-árvores, cujas raízes estão ligadas a r. Os nós raízes destas sub-árvores são os </text:span><text:span text:style-name="T5">filhos</text:span><text:span text:style-name="T4"> de r;</text:span></text:p>
                      </text:list-item>
                      <text:list-item>
                        <text:p text:style-name="P1"><text:span text:style-name="T4">Os </text:span><text:span text:style-name="T5">nós internos</text:span><text:span text:style-name="T4"> são </text:span><text:span text:style-name="T6">nós com filhos;</text:span></text:p>
                      </text:list-item>
                      <text:list-item>
                        <text:p text:style-name="P1"><text:span text:style-name="T6">Os </text:span><text:span text:style-name="T7">nós externos ou folhas</text:span><text:span text:style-name="T6"> são os nós sem filh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layer="layout" svg:x1="0cm" svg:y1="4.5cm" svg:x2="-0.083cm" svg:y2="4.63cm">
          <text:p/>
        </draw:line>
        <draw:custom-shape draw:style-name="gr2" draw:text-style-name="P8" draw:id="id13" draw:layer="layout" svg:width="3.5cm" svg:height="1.5cm" svg:x="21.9cm" svg:y="6.2cm">
          <text:p text:style-name="P7">Nó Rai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9" draw:id="id14" draw:layer="layout" svg:width="3.5cm" svg:height="1.5cm" svg:x="20cm" svg:y="8.9cm">
          <text:p text:style-name="P7"><text:span text:style-name="T8">Nó Interno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9" draw:id="id15" draw:layer="layout" svg:width="3.5cm" svg:height="1.5cm" svg:x="24.3cm" svg:y="8.9cm">
          <text:p text:style-name="P7"><text:span text:style-name="T8">Nó Interno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1" draw:id="id16" draw:layer="layout" svg:width="1.499cm" svg:height="1.499cm" svg:x="22cm" svg:y="7.5cm" svg:viewBox="0 0 1500 1500" draw:points="1500,0 0,1500">
          <text:p text:style-name="P1"/>
        </draw:polyline>
        <draw:polyline draw:style-name="gr1" draw:id="id17" draw:layer="layout" svg:width="1.499cm" svg:height="1.499cm" svg:x="24cm" svg:y="7.5cm" svg:viewBox="0 0 1500 1500" draw:points="0,0 1500,1500">
          <text:p text:style-name="P1"/>
        </draw:polyline>
        <draw:g draw:id="id18">
          <draw:custom-shape draw:style-name="gr2" draw:text-style-name="P8" draw:layer="layout" svg:width="3.5cm" svg:height="2cm" svg:x="19.4cm" svg:y="11.9cm">
            <text:p text:style-name="P7">Folha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8" draw:layer="layout" svg:width="3.5cm" svg:height="2cm" svg:x="23.1cm" svg:y="11.9cm">
            <text:p text:style-name="P7">Folha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cm" svg:y1="10.4cm" svg:x2="21.5cm" svg:y2="11.9cm">
            <text:p/>
          </draw:line>
          <draw:line draw:style-name="gr1" draw:layer="layout" svg:x1="22cm" svg:y1="10.4cm" svg:x2="24cm" svg:y2="11.9cm">
            <text:p/>
          </draw:line>
          <draw:custom-shape draw:style-name="gr2" draw:text-style-name="P8" draw:layer="layout" svg:width="3.5cm" svg:height="2cm" svg:x="24.6cm" svg:y="14.1cm">
            <text:p text:style-name="P7">Folha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6cm" svg:y1="10.4cm" svg:x2="27.5cm" svg:y2="14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589cm" svg:y="1.993cm" presentation:class="title" presentation:user-transformed="true">
          <draw:text-box>
            <text:p text:style-name="P1">Árvore Binária</text:p>
          </draw:text-box>
        </draw:frame>
        <draw:frame presentation:style-name="pr5" draw:text-style-name="P6" draw:layer="layout" svg:width="20.3cm" svg:height="10.971cm" svg:x="0cm" svg:y="5.7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4">Árvore em que cada nó tem no máximo 2 filhos</text:span></text:p>
                  </text:list-item>
                  <text:list-item>
                    <text:p text:style-name="P1"><text:span text:style-name="T4">Uma árvore binária é</text:span></text:p>
                    <text:list>
                      <text:list-item>
                        <text:p text:style-name="P1"><text:span text:style-name="T4">Uma árvore vazia</text:span></text:p>
                      </text:list-item>
                      <text:list-item>
                        <text:p text:style-name="P1"><text:span text:style-name="T4">Um nó Raiz com duas sub-árvores:</text:span></text:p>
                        <text:list>
                          <text:list-item>
                            <text:p text:style-name="P1"><text:span text:style-name="T6"><text:s/></text:span><text:span text:style-name="T6">Sub-árvore da esquerda.</text:span></text:p>
                          </text:list-item>
                          <text:list-item>
                            <text:p text:style-name="P1"><text:span text:style-name="T6"><text:s/></text:span><text:span text:style-name="T6">Sub-árvore da direita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Em geral, utiliza-se algoritmos recursivos</text:span></text:p>
                  </text:list-item>
                  <text:list-item>
                    <text:p text:style-name="P1"><text:span text:style-name="T6">Exemplo: ((3+6)*(4-1))+5</text:span></text:p>
                  </text:list-item>
                </text:list>
              </text:list-item>
            </text:list>
          </draw:text-box>
        </draw:frame>
        <draw:line draw:style-name="gr1" draw:layer="layout" svg:x1="0.308cm" svg:y1="4.5cm" svg:x2="0.225cm" svg:y2="4.63cm">
          <text:p/>
        </draw:line>
        <draw:custom-shape draw:style-name="gr2" draw:text-style-name="P10" draw:layer="layout" svg:width="1.5cm" svg:height="1.5cm" svg:x="16.5cm" svg:y="17.2cm">
          <text:p text:style-name="P7"><text:span text:style-name="T9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19cm" svg:y="17.1cm">
          <text:p text:style-name="P7"><text:span text:style-name="T9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1.4cm" svg:y="17.2cm">
          <text:p text:style-name="P7"><text:span text:style-name="T9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3.4cm" svg:y="17.1cm">
          <text:p text:style-name="P7"><text:span text:style-name="T9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3.3cm" svg:y="11.5cm">
          <text:p text:style-name="P7"><text:span text:style-name="T9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 draw:id="id22">
          <draw:custom-shape draw:style-name="gr2" draw:text-style-name="P10" draw:layer="layout" svg:width="1.5cm" svg:height="1.5cm" svg:x="21.4cm" svg:y="9cm">
            <text:p text:style-name="P7"><text:span text:style-name="T9">+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cm" svg:y1="10.5cm" svg:x2="20.5cm" svg:y2="11.5cm">
            <text:p/>
          </draw:line>
          <draw:line draw:style-name="gr1" draw:layer="layout" svg:x1="22cm" svg:y1="10.5cm" svg:x2="24cm" svg:y2="11.5cm">
            <text:p/>
          </draw:line>
        </draw:g>
        <draw:g draw:id="id21">
          <draw:custom-shape draw:style-name="gr2" draw:text-style-name="P10" draw:layer="layout" svg:width="1.5cm" svg:height="1.5cm" svg:x="19.5cm" svg:y="11.5cm">
            <text:p text:style-name="P7"><text:span text:style-name="T9">*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0cm" svg:y1="13cm" svg:x2="18.5cm" svg:y2="14.5cm">
            <text:p/>
          </draw:line>
          <draw:line draw:style-name="gr1" draw:layer="layout" svg:x1="20.5cm" svg:y1="13cm" svg:x2="22cm" svg:y2="14.5cm">
            <text:p/>
          </draw:line>
        </draw:g>
        <draw:g draw:id="id19">
          <draw:custom-shape draw:style-name="gr2" draw:text-style-name="P10" draw:layer="layout" svg:width="1.5cm" svg:height="1.5cm" svg:x="17.4cm" svg:y="14.2cm">
            <text:p text:style-name="P7"><text:span text:style-name="T9">+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18cm" svg:y1="15.7cm" svg:x2="17.5cm" svg:y2="17.2cm">
            <text:p/>
          </draw:line>
          <draw:line draw:style-name="gr1" draw:layer="layout" svg:x1="18.5cm" svg:y1="15.6cm" svg:x2="19.5cm" svg:y2="17.1cm">
            <text:p/>
          </draw:line>
        </draw:g>
        <draw:g draw:id="id20">
          <draw:custom-shape draw:style-name="gr2" draw:text-style-name="P10" draw:layer="layout" svg:width="1.5cm" svg:height="1.5cm" svg:x="21.7cm" svg:y="14.2cm">
            <text:p text:style-name="P7"><text:span text:style-name="T9">-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.4cm" svg:y1="15.7cm" svg:x2="21.9cm" svg:y2="17.2cm">
            <text:p/>
          </draw:line>
          <draw:line draw:style-name="gr1" draw:layer="layout" svg:x1="22.9cm" svg:y1="15.6cm" svg:x2="23.9cm" svg:y2="17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 presentation:user-transformed="true">
          <draw:text-box>
            <text:p text:style-name="P1">Tipo Abstrato de Dado<text:line-break/>Árvore Binária</text:p>
          </draw:text-box>
        </draw:frame>
        <draw:frame presentation:style-name="pr8" draw:text-style-name="P13" draw:id="id23" draw:layer="layout" svg:width="26.5cm" svg:height="13.007cm" svg:x="1.5cm" svg:y="7.722cm">
          <draw:text-box>
            <text:p text:style-name="P12"><text:span text:style-name="T10">typedef struct arv Arv;</text:span></text:p>
            <text:p text:style-name="P12"><text:span text:style-name="T10"/></text:p>
            <text:p text:style-name="P12"><text:span text:style-name="T11">/*Função que cria uma Árvore Binária Vazia.*/</text:span></text:p>
            <text:p text:style-name="P12"><text:span text:style-name="T10">Arv* arv_cria_vazia(void);</text:span></text:p>
            <text:p text:style-name="P12"><text:span text:style-name="T11">/*Função que cria um nó em uma Árvore Binária.*/</text:span></text:p>
            <text:p text:style-name="P12"><text:span text:style-name="T12">Arv* arv_cria_no(char c, Arv *sae, Arv *sad); </text:span></text:p>
            <text:p text:style-name="P12"><text:span text:style-name="T11">/*Testa se uma Árvore Binária é vazia.*/</text:span></text:p>
            <text:p text:style-name="P12"><text:span text:style-name="T10">int arv_vazia(Arv *a);</text:span></text:p>
            <text:p text:style-name="P12"><text:span text:style-name="T13">/*Função que imprime os elementos de uma Árvore Binária.*/</text:span></text:p>
            <text:p text:style-name="P12"><text:span text:style-name="T10">void arv_imprime(Arv *a);</text:span></text:p>
            <text:p text:style-name="P12"><text:span text:style-name="T13">/*Função que determina se um caractere pertence à Árvore.*/</text:span></text:p>
            <text:p text:style-name="P12"><text:span text:style-name="T10">int arv_pertence(Arv *a,char c);</text:span></text:p>
            <text:p text:style-name="P12"><text:span text:style-name="T11">/*Libera o espaço alocado para uma Árvore Binária.*/</text:span></text:p>
            <text:p text:style-name="P12"><text:span text:style-name="T10">void arv_libera(Arv *a);</text:span></text:p>
            <text:p text:style-name="P12"><text:span text:style-name="T10"/></text:p>
          </draw:text-box>
        </draw:frame>
        <draw:frame draw:style-name="gr4" draw:text-style-name="P14" draw:layer="layout" svg:width="27.2cm" svg:height="1.889cm" svg:x="1.3cm" svg:y="5.3cm">
          <draw:text-box>
            <text:p text:style-name="P7"><text:span text:style-name="T14">Podemos criar um TAD Árvore Binária de caracteres. Para tanto, devemos criar o arquivo arvore.h com o nome do tipo e os protótip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5.5cm" svg:height="3.507cm" svg:x="1.5cm" svg:y="1.543cm" presentation:class="title" presentation:user-transformed="true">
          <draw:text-box>
            <text:p text:style-name="P1">Estrutura de Árvore Binária</text:p>
          </draw:text-box>
        </draw:frame>
        <draw:frame presentation:style-name="pr9" draw:text-style-name="P17" draw:id="id24" draw:layer="layout" svg:width="10.6cm" svg:height="5.227cm" svg:x="2.3cm" svg:y="9.373cm" presentation:class="outline" presentation:user-transformed="true">
          <draw:text-box>
            <text:p text:style-name="P15"><text:span text:style-name="T15">struct arv{</text:span></text:p>
            <text:p text:style-name="P16"><text:span text:style-name="T16">char info;</text:span></text:p>
            <text:p text:style-name="P16"><text:span text:style-name="T16">Arv *esq;</text:span></text:p>
            <text:p text:style-name="P16"><text:span text:style-name="T16">Arv *dir;</text:span></text:p>
            <text:p text:style-name="P15"><text:span text:style-name="T15">};</text:span></text:p>
          </draw:text-box>
        </draw:frame>
        <draw:frame presentation:style-name="pr10" draw:text-style-name="P18" draw:layer="layout" svg:width="26.4cm" svg:height="3.752cm" svg:x="1.6cm" svg:y="5.248cm" presentation:class="outline" presentation:user-transformed="true">
          <draw:text-box>
            <text:list text:style-name="L3">
              <text:list-item>
                <text:p text:style-name="P1"><text:span text:style-name="T4">A estrutura que representa o tipo árvore binária deve ser composto pela informação a ser armazenada e a sub-árvore da esquerda e da direita</text:span></text:p>
              </text:list-item>
            </text:list>
          </draw:text-box>
        </draw:frame>
        <draw:frame presentation:style-name="pr11" draw:text-style-name="P19" draw:id="id25" draw:layer="layout" svg:width="20cm" svg:height="6.056cm" svg:x="9.4cm" svg:y="9.444cm" presentation:class="outline" presentation:user-transformed="true">
          <draw:text-box>
            <text:p text:style-name="P15"><text:span text:style-name="T17">Arv a1; a1.info='2'; a1.esq=NULL; a1.dir = NULL;</text:span></text:p>
            <text:p text:style-name="P15"><text:span text:style-name="T17">Arv a2; a2.info='3'; a2.esq=NULL; a2.dir = NULL;</text:span></text:p>
            <text:p text:style-name="P15"><text:span text:style-name="T17">Arv a3; a3.info='+'; a3.esq=&amp;a1; </text:span><text:span text:style-name="T17"><text:tab/></text:span><text:span text:style-name="T17">a3.dir = &amp;a2;</text:span></text:p>
          </draw:text-box>
        </draw:frame>
        <draw:g draw:id="id26">
          <draw:g>
            <draw:g draw:id="id1">
              <draw:custom-shape draw:style-name="gr5" draw:text-style-name="P8" draw:layer="layout" svg:width="2.5cm" svg:height="1.5cm" svg:x="12.1cm" svg:y="16.5cm">
                <text:p text:style-name="P7">2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14.6cm" svg:y="16.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11.1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7" draw:layer="layout" svg:x1="11.1cm" svg:y1="17.25cm" svg:x2="10.544cm" svg:y2="19.514cm" draw:start-shape="id1" draw:start-glue-point="3" svg:d="m11100 17250h-528v2264h-28">
              <text:p/>
            </draw:connector>
            <draw:connector draw:style-name="gr7" draw:layer="layout" svg:x1="15.6cm" svg:y1="17.25cm" svg:x2="16.22cm" svg:y2="19.6cm" draw:start-shape="id1" svg:d="m15600 17250h560v2350h60">
              <text:p/>
            </draw:connector>
          </draw:g>
          <draw:frame draw:style-name="gr8" draw:text-style-name="P20" draw:layer="layout" svg:width="1.018cm" svg:height="0.911cm" svg:x="11.2cm" svg:y="15.571cm">
            <draw:text-box>
              <text:p text:style-name="P1"><text:span text:style-name="T18">a1</text:span></text:p>
            </draw:text-box>
          </draw:frame>
        </draw:g>
        <draw:g draw:id="id27">
          <draw:g>
            <draw:g draw:id="id2">
              <draw:custom-shape draw:style-name="gr5" draw:text-style-name="P8" draw:layer="layout" svg:width="2.5cm" svg:height="1.5cm" svg:x="19.6cm" svg:y="16.5cm">
                <text:p text:style-name="P7">3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22.1cm" svg:y="16.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18.6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7" draw:layer="layout" svg:x1="18.6cm" svg:y1="17.25cm" svg:x2="18.044cm" svg:y2="19.514cm" draw:start-shape="id2" draw:start-glue-point="3" svg:d="m18600 17250h-528v2264h-28">
              <text:p/>
            </draw:connector>
            <draw:connector draw:style-name="gr7" draw:layer="layout" svg:x1="23.1cm" svg:y1="17.25cm" svg:x2="23.72cm" svg:y2="19.6cm" draw:start-shape="id2" svg:d="m23100 17250h560v2350h60">
              <text:p/>
            </draw:connector>
          </draw:g>
          <draw:frame draw:style-name="gr8" draw:text-style-name="P20" draw:layer="layout" svg:width="1.018cm" svg:height="0.911cm" svg:x="22cm" svg:y="15.571cm">
            <draw:text-box>
              <text:p text:style-name="P1"><text:span text:style-name="T18">a2</text:span></text:p>
            </draw:text-box>
          </draw:frame>
        </draw:g>
        <draw:g draw:id="id28">
          <draw:g>
            <draw:g>
              <draw:custom-shape draw:style-name="gr5" draw:text-style-name="P8" draw:layer="layout" svg:width="2.5cm" svg:height="1.5cm" svg:x="15.9cm" svg:y="13.5cm">
                <text:p text:style-name="P7">+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18.4cm" svg:y="13.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1cm" svg:height="1.5cm" svg:x="14.9cm" svg:y="13.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" draw:layer="layout" svg:x1="19.1cm" svg:y1="14.5cm" svg:x2="21.1cm" svg:y2="16.5cm">
              <text:p/>
            </draw:line>
            <draw:line draw:style-name="gr1" draw:layer="layout" svg:x1="15.1cm" svg:y1="14.5cm" svg:x2="13.1cm" svg:y2="16.5cm">
              <text:p/>
            </draw:line>
          </draw:g>
          <draw:frame draw:style-name="gr8" draw:text-style-name="P20" draw:layer="layout" svg:width="1.018cm" svg:height="0.911cm" svg:x="15cm" svg:y="12.571cm">
            <draw:text-box>
              <text:p text:style-name="P1"><text:span text:style-name="T18">a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>
          <draw:text-box>
            <text:p text:style-name="P1">Árvore Binária<text:line-break/>Funções Cria Árvore Vazia e Nó</text:p>
          </draw:text-box>
        </draw:frame>
        <draw:frame presentation:style-name="pr12" draw:text-style-name="P22" draw:layer="layout" svg:width="23.911cm" svg:height="10.547cm" svg:x="2cm" svg:y="5.473cm" presentation:class="outline" presentation:user-transformed="true">
          <draw:text-box>
            <text:p text:style-name="P21"><text:span text:style-name="T10">Arv* arv_cria_vazia(void){</text:span></text:p>
            <text:p><text:span text:style-name="T10"><text:s text:c="2"/></text:span><text:span text:style-name="T10">return NULL;</text:span></text:p>
            <text:p text:style-name="P21"><text:span text:style-name="T10">}</text:span></text:p>
            <text:p text:style-name="P21"><text:span text:style-name="T19"/></text:p>
            <text:p text:style-name="P21"><text:span text:style-name="T19">Arv* arv_cria_no(char c, Arv *sae, Arv *sad){</text:span></text:p>
            <text:p><text:span text:style-name="T19"><text:s text:c="2"/></text:span><text:span text:style-name="T19">Arv* a = (Arv*)malloc(sizeof(Arv));</text:span></text:p>
            <text:p><text:span text:style-name="T19"><text:s text:c="2"/></text:span><text:span text:style-name="T19">a-&gt;info = c;</text:span></text:p>
            <text:p><text:span text:style-name="T19"><text:s text:c="2"/></text:span><text:span text:style-name="T19">a-&gt;esq = sae;</text:span></text:p>
            <text:p><text:span text:style-name="T19"><text:s text:c="2"/></text:span><text:span text:style-name="T19">a-&gt;dir = sad;</text:span></text:p>
            <text:p><text:span text:style-name="T19"><text:s text:c="2"/></text:span><text:span text:style-name="T19">return a;</text:span></text:p>
            <text:p text:style-name="P21"><text:span text:style-name="T19">}</text:span></text:p>
            <text:p text:style-name="P15"><text:span text:style-name="T20"/></text:p>
          </draw:text-box>
        </draw:frame>
        <draw:g>
          <draw:g>
            <draw:g draw:id="id3">
              <draw:custom-shape draw:style-name="gr5" draw:text-style-name="P7" draw:layer="layout" svg:width="2.225cm" svg:height="1.5cm" svg:x="2.834cm" svg:y="17.301cm">
                <text:p text:style-name="P7">2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8" draw:layer="layout" svg:width="0.889cm" svg:height="1.5cm" svg:x="5.059cm" svg:y="17.3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8" draw:layer="layout" svg:width="0.89cm" svg:height="1.5cm" svg:x="1.944cm" svg:y="17.3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7" draw:layer="layout" svg:x1="1.944cm" svg:y1="18.051cm" svg:x2="1.45cm" svg:y2="20.315cm" draw:start-shape="id3" draw:start-glue-point="3" svg:d="m1944 18051h-500v2264h6">
              <text:p/>
            </draw:connector>
            <draw:connector draw:style-name="gr7" draw:layer="layout" svg:x1="5.948cm" svg:y1="18.051cm" svg:x2="6.5cm" svg:y2="20.401cm" draw:start-shape="id3" svg:d="m5948 18051h526v2350h26">
              <text:p/>
            </draw:connector>
          </draw:g>
          <draw:frame draw:style-name="gr9" draw:text-style-name="P23" draw:layer="layout" svg:width="1.966cm" svg:height="1.493cm" svg:x="2.034cm" svg:y="16.372cm">
            <draw:text-box>
              <text:p text:style-name="P1"><text:span text:style-name="T18">sae</text:span></text:p>
            </draw:text-box>
          </draw:frame>
        </draw:g>
        <draw:g>
          <draw:g>
            <draw:g draw:id="id4">
              <draw:custom-shape draw:style-name="gr5" draw:text-style-name="P7" draw:layer="layout" svg:width="2.225cm" svg:height="1.5cm" svg:x="8.834cm" svg:y="17.302cm">
                <text:p text:style-name="P7">3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8" draw:layer="layout" svg:width="0.889cm" svg:height="1.5cm" svg:x="11.059cm" svg:y="17.3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8" draw:layer="layout" svg:width="0.89cm" svg:height="1.5cm" svg:x="7.944cm" svg:y="17.3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7" draw:layer="layout" svg:x1="7.944cm" svg:y1="18.052cm" svg:x2="7.45cm" svg:y2="20.316cm" draw:start-shape="id4" draw:start-glue-point="3" svg:d="m7944 18052h-500v2264h6">
              <text:p/>
            </draw:connector>
            <draw:connector draw:style-name="gr7" draw:layer="layout" svg:x1="11.948cm" svg:y1="18.052cm" svg:x2="12.5cm" svg:y2="20.402cm" draw:start-shape="id4" svg:d="m11948 18052h526v2350h26">
              <text:p/>
            </draw:connector>
          </draw:g>
          <draw:frame draw:style-name="gr9" draw:text-style-name="P23" draw:layer="layout" svg:width="1.966cm" svg:height="1.493cm" svg:x="8.034cm" svg:y="16.373cm">
            <draw:text-box>
              <text:p text:style-name="P1"><text:span text:style-name="T18">sad</text:span></text:p>
            </draw:text-box>
          </draw:frame>
        </draw:g>
        <draw:frame draw:style-name="gr8" draw:text-style-name="P24" draw:layer="layout" svg:width="2.212cm" svg:height="1.136cm" svg:x="4.4cm" svg:y="14.9cm">
          <draw:text-box>
            <text:p text:style-name="P1"><text:span text:style-name="T21">c = '+'</text:span></text:p>
          </draw:text-box>
        </draw:frame>
        <draw:g draw:id="id29">
          <draw:g>
            <draw:g>
              <draw:g draw:id="id5">
                <draw:custom-shape draw:style-name="gr5" draw:text-style-name="P7" draw:layer="layout" svg:width="2.225cm" svg:height="1.5cm" svg:x="15.634cm" svg:y="17.301cm">
                  <text:p text:style-name="P7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17.859cm" svg:y="1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14.744cm" svg:y="17.3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14.744cm" svg:y1="18.051cm" svg:x2="14.25cm" svg:y2="20.315cm" draw:start-shape="id5" draw:start-glue-point="3" svg:d="m14744 18051h-500v2264h6">
                <text:p/>
              </draw:connector>
              <draw:connector draw:style-name="gr7" draw:layer="layout" svg:x1="18.748cm" svg:y1="18.051cm" svg:x2="19.3cm" svg:y2="20.401cm" draw:start-shape="id5" svg:d="m18748 18051h526v2350h26">
                <text:p/>
              </draw:connector>
            </draw:g>
            <draw:frame draw:style-name="gr9" draw:text-style-name="P23" draw:layer="layout" svg:width="1.966cm" svg:height="1.493cm" svg:x="14.834cm" svg:y="16.372cm">
              <draw:text-box>
                <text:p text:style-name="P1"><text:span text:style-name="T18">sae</text:span></text:p>
              </draw:text-box>
            </draw:frame>
          </draw:g>
          <draw:g>
            <draw:g>
              <draw:g draw:id="id6">
                <draw:custom-shape draw:style-name="gr5" draw:text-style-name="P7" draw:layer="layout" svg:width="2.225cm" svg:height="1.5cm" svg:x="21.634cm" svg:y="17.302cm">
                  <text:p text:style-name="P7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3.859cm" svg:y="17.3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20.744cm" svg:y="17.3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20.744cm" svg:y1="18.052cm" svg:x2="20.25cm" svg:y2="20.316cm" draw:start-shape="id6" draw:start-glue-point="3" svg:d="m20744 18052h-500v2264h6">
                <text:p/>
              </draw:connector>
              <draw:connector draw:style-name="gr7" draw:layer="layout" svg:x1="24.748cm" svg:y1="18.052cm" svg:x2="25.3cm" svg:y2="20.402cm" draw:start-shape="id6" svg:d="m24748 18052h526v2350h26">
                <text:p/>
              </draw:connector>
            </draw:g>
            <draw:frame draw:style-name="gr9" draw:text-style-name="P23" draw:layer="layout" svg:width="1.966cm" svg:height="1.493cm" svg:x="20.834cm" svg:y="16.373cm">
              <draw:text-box>
                <text:p text:style-name="P1"><text:span text:style-name="T18">sad</text:span></text:p>
              </draw:text-box>
            </draw:frame>
          </draw:g>
          <draw:g>
            <draw:g>
              <draw:g>
                <draw:custom-shape draw:style-name="gr5" draw:text-style-name="P7" draw:layer="layout" svg:width="2.225cm" svg:height="1.5cm" svg:x="18.534cm" svg:y="13.603cm">
                  <text:p text:style-name="P7">+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0.759cm" svg:y="13.6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17.644cm" svg:y="13.6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9" draw:text-style-name="P23" draw:layer="layout" svg:width="1.966cm" svg:height="1.493cm" svg:x="17.734cm" svg:y="12.674cm">
                <draw:text-box>
                  <text:p text:style-name="P1"><text:span text:style-name="T18">a</text:span></text:p>
                </draw:text-box>
              </draw:frame>
            </draw:g>
            <draw:line draw:style-name="gr1" draw:layer="layout" svg:x1="18cm" svg:y1="14.5cm" svg:x2="17cm" svg:y2="17cm">
              <text:p/>
            </draw:line>
            <draw:line draw:style-name="gr1" draw:layer="layout" svg:x1="21.4cm" svg:y1="14.5cm" svg:x2="22.9cm" svg:y2="17cm">
              <text:p/>
            </draw:line>
          </draw:g>
          <draw:frame draw:style-name="gr8" draw:text-style-name="P25" draw:layer="layout" svg:width="0.497cm" svg:height="0.966cm" svg:x="13cm" svg:y="14.5cm">
            <draw:text-box>
              <text:p text:style-name="P1"><text:span text:style-name="T22">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4.442cm" svg:height="3.507cm" svg:x="1.958cm" svg:y="1.543cm" presentation:class="title" presentation:user-transformed="true">
          <draw:text-box>
            <text:p text:style-name="P1">Árvore Binária<text:line-break/>Funções Árvore Vazia e Imprime</text:p>
          </draw:text-box>
        </draw:frame>
        <draw:frame presentation:style-name="pr12" draw:text-style-name="P22" draw:layer="layout" svg:width="23.911cm" svg:height="10.547cm" svg:x="2cm" svg:y="5.473cm" presentation:class="outline" presentation:user-transformed="true">
          <draw:text-box>
            <text:p text:style-name="P21"><text:span text:style-name="T10">int arv_vazia(Arv *a){</text:span></text:p>
            <text:p><text:span text:style-name="T10"><text:s text:c="2"/></text:span><text:span text:style-name="T10">return a==NULL;</text:span></text:p>
            <text:p text:style-name="P21"><text:span text:style-name="T10">}</text:span></text:p>
            <text:p text:style-name="P21"><text:span text:style-name="T19"/></text:p>
            <text:p text:style-name="P21"><text:span text:style-name="T19">void arv_imprime(Arv *a){</text:span></text:p>
            <text:p><text:span text:style-name="T19"><text:s text:c="3"/></text:span><text:span text:style-name="T19">if(!arv_vazia(a)){</text:span></text:p>
            <text:p><text:span text:style-name="T19"><text:s text:c="5"/></text:span><text:span text:style-name="T19">printf("%c ",a-&gt;info);</text:span></text:p>
            <text:p><text:span text:style-name="T19"><text:s text:c="5"/></text:span><text:span text:style-name="T19">arv_imprime(a-&gt;esq);</text:span></text:p>
            <text:p><text:span text:style-name="T19"><text:s text:c="5"/></text:span><text:span text:style-name="T19">arv_imprime(a-&gt;dir);</text:span></text:p>
            <text:p><text:span text:style-name="T19"><text:s text:c="3"/></text:span><text:span text:style-name="T19">}</text:span></text:p>
            <text:p text:style-name="P21"><text:span text:style-name="T19">}</text:span></text:p>
            <text:p text:style-name="P15"><text:span text:style-name="T20"/></text:p>
          </draw:text-box>
        </draw:frame>
        <draw:g draw:id="id31">
          <draw:g>
            <draw:g>
              <draw:g draw:id="id7">
                <draw:custom-shape draw:style-name="gr5" draw:text-style-name="P7" draw:layer="layout" svg:width="2.225cm" svg:height="1.5cm" svg:x="16.234cm" svg:y="9.801cm">
                  <text:p text:style-name="P7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18.459cm" svg:y="9.8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15.344cm" svg:y="9.8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15.344cm" svg:y1="10.551cm" svg:x2="14.85cm" svg:y2="12.815cm" draw:start-shape="id7" draw:start-glue-point="3" svg:d="m15344 10551h-500v2264h6">
                <text:p/>
              </draw:connector>
              <draw:connector draw:style-name="gr7" draw:layer="layout" svg:x1="19.348cm" svg:y1="10.551cm" svg:x2="19.9cm" svg:y2="12.901cm" draw:start-shape="id7" svg:d="m19348 10551h526v2350h26">
                <text:p/>
              </draw:connector>
            </draw:g>
          </draw:g>
          <draw:g>
            <draw:g>
              <draw:g draw:id="id8">
                <draw:custom-shape draw:style-name="gr5" draw:text-style-name="P7" draw:layer="layout" svg:width="2.225cm" svg:height="1.5cm" svg:x="22.234cm" svg:y="9.802cm">
                  <text:p text:style-name="P7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4.459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21.344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21.344cm" svg:y1="10.552cm" svg:x2="20.85cm" svg:y2="12.816cm" draw:start-shape="id8" draw:start-glue-point="3" svg:d="m21344 10552h-500v2264h6">
                <text:p/>
              </draw:connector>
              <draw:connector draw:style-name="gr7" draw:layer="layout" svg:x1="25.348cm" svg:y1="10.552cm" svg:x2="25.9cm" svg:y2="12.902cm" draw:start-shape="id8" svg:d="m25348 10552h526v2350h26">
                <text:p/>
              </draw:connector>
            </draw:g>
          </draw:g>
          <draw:g>
            <draw:g>
              <draw:g>
                <draw:custom-shape draw:style-name="gr5" draw:text-style-name="P7" draw:layer="layout" svg:width="2.225cm" svg:height="1.5cm" svg:x="19.134cm" svg:y="6.103cm">
                  <text:p text:style-name="P7">+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1.359cm" svg:y="6.1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18.244cm" svg:y="6.1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9" draw:text-style-name="P23" draw:layer="layout" svg:width="1.966cm" svg:height="1.493cm" svg:x="18.334cm" svg:y="5.174cm">
                <draw:text-box>
                  <text:p text:style-name="P1"><text:span text:style-name="T18">a</text:span></text:p>
                </draw:text-box>
              </draw:frame>
            </draw:g>
            <draw:line draw:style-name="gr1" draw:layer="layout" svg:x1="18.6cm" svg:y1="7cm" svg:x2="17.6cm" svg:y2="9.5cm">
              <text:p/>
            </draw:line>
            <draw:line draw:style-name="gr1" draw:layer="layout" svg:x1="22cm" svg:y1="7cm" svg:x2="23.5cm" svg:y2="9.5cm">
              <text:p/>
            </draw:line>
          </draw:g>
        </draw:g>
        <draw:custom-shape draw:style-name="gr6" draw:text-style-name="P8" draw:layer="layout" svg:width="6.5cm" svg:height="5cm" svg:x="17.7cm" svg:y="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id="id30" draw:layer="layout" svg:width="6.5cm" svg:height="5cm" svg:x="17.7cm" svg:y="15cm">
          <text:p text:style-name="P26"><text:s text:c="2"/><text:span text:style-name="T23">+</text:span></text:p>
          <text:p text:style-name="P26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g draw:id="id32">
          <draw:g>
            <draw:g>
              <draw:g draw:id="id9">
                <draw:custom-shape draw:style-name="gr5" draw:text-style-name="P7" draw:layer="layout" svg:width="2.225cm" svg:height="1.5cm" svg:x="16.234cm" svg:y="9.801cm">
                  <text:p text:style-name="P7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18.459cm" svg:y="9.8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15.344cm" svg:y="9.8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15.344cm" svg:y1="10.551cm" svg:x2="14.85cm" svg:y2="12.815cm" draw:start-shape="id9" draw:start-glue-point="3" svg:d="m15344 10551h-500v2264h6">
                <text:p/>
              </draw:connector>
              <draw:connector draw:style-name="gr7" draw:layer="layout" svg:x1="19.348cm" svg:y1="10.551cm" svg:x2="19.9cm" svg:y2="12.901cm" draw:start-shape="id9" svg:d="m19348 10551h526v2350h26">
                <text:p/>
              </draw:connector>
            </draw:g>
            <draw:frame draw:style-name="gr9" draw:text-style-name="P23" draw:layer="layout" svg:width="1.966cm" svg:height="1.493cm" svg:x="15.434cm" svg:y="8.872cm">
              <draw:text-box>
                <text:p text:style-name="P1"><text:span text:style-name="T18">a</text:span></text:p>
              </draw:text-box>
            </draw:frame>
          </draw:g>
          <draw:g>
            <draw:g>
              <draw:g draw:id="id10">
                <draw:custom-shape draw:style-name="gr5" draw:text-style-name="P7" draw:layer="layout" svg:width="2.225cm" svg:height="1.5cm" svg:x="22.234cm" svg:y="9.802cm">
                  <text:p text:style-name="P7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4.459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21.344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21.344cm" svg:y1="10.552cm" svg:x2="20.85cm" svg:y2="12.816cm" draw:start-shape="id10" draw:start-glue-point="3" svg:d="m21344 10552h-500v2264h6">
                <text:p/>
              </draw:connector>
              <draw:connector draw:style-name="gr7" draw:layer="layout" svg:x1="25.348cm" svg:y1="10.552cm" svg:x2="25.9cm" svg:y2="12.902cm" draw:start-shape="id10" svg:d="m25348 10552h526v2350h26">
                <text:p/>
              </draw:connector>
            </draw:g>
            <draw:frame draw:style-name="gr9" draw:text-style-name="P23" draw:layer="layout" svg:width="1.966cm" svg:height="1.493cm" svg:x="21.434cm" svg:y="8.873cm">
              <draw:text-box>
                <text:p text:style-name="P1"><text:span text:style-name="T18">a</text:span></text:p>
              </draw:text-box>
            </draw:frame>
          </draw:g>
        </draw:g>
        <draw:g draw:id="id35">
          <draw:g>
            <draw:g>
              <draw:g draw:id="id11">
                <draw:custom-shape draw:style-name="gr5" draw:text-style-name="P7" draw:layer="layout" svg:width="2.225cm" svg:height="1.5cm" svg:x="22.234cm" svg:y="9.802cm">
                  <text:p text:style-name="P7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4.459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21.344cm" svg:y="9.8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21.344cm" svg:y1="10.552cm" svg:x2="20.85cm" svg:y2="12.816cm" draw:start-shape="id11" draw:start-glue-point="3" svg:d="m21344 10552h-500v2264h6">
                <text:p/>
              </draw:connector>
              <draw:connector draw:style-name="gr7" draw:layer="layout" svg:x1="25.348cm" svg:y1="10.552cm" svg:x2="25.9cm" svg:y2="12.902cm" draw:start-shape="id11" svg:d="m25348 10552h526v2350h26">
                <text:p/>
              </draw:connector>
            </draw:g>
            <draw:frame draw:style-name="gr9" draw:text-style-name="P23" draw:layer="layout" svg:width="1.966cm" svg:height="1.493cm" svg:x="21.434cm" svg:y="8.873cm">
              <draw:text-box>
                <text:p text:style-name="P1"><text:span text:style-name="T18">a</text:span></text:p>
              </draw:text-box>
            </draw:frame>
          </draw:g>
          <draw:line draw:style-name="gr1" draw:layer="layout" svg:x1="16.2cm" svg:y1="9.8cm" svg:x2="15.7cm" svg:y2="12.3cm">
            <text:p/>
          </draw:line>
          <draw:line draw:style-name="gr1" draw:layer="layout" svg:x1="17.5cm" svg:y1="9.8cm" svg:x2="18.5cm" svg:y2="12.3cm">
            <text:p/>
          </draw:line>
        </draw:g>
        <draw:custom-shape draw:style-name="gr5" draw:text-style-name="P8" draw:id="id33" draw:layer="layout" svg:width="6.5cm" svg:height="5cm" svg:x="17.7cm" svg:y="15cm">
          <text:p text:style-name="P26"><text:s text:c="2"/><text:span text:style-name="T23">+ 2</text:span></text:p>
          <text:p text:style-name="P26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g draw:id="id34">
          <draw:g>
            <draw:g>
              <draw:g draw:id="id12">
                <draw:custom-shape draw:style-name="gr5" draw:text-style-name="P7" draw:layer="layout" svg:width="2.225cm" svg:height="1.5cm" svg:x="22.234cm" svg:y="9.8cm">
                  <text:p text:style-name="P7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89cm" svg:height="1.5cm" svg:x="24.459cm" svg:y="9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8" draw:layer="layout" svg:width="0.89cm" svg:height="1.5cm" svg:x="21.344cm" svg:y="9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onnector draw:style-name="gr7" draw:layer="layout" svg:x1="21.344cm" svg:y1="10.55cm" svg:x2="20.85cm" svg:y2="12.814cm" draw:start-shape="id12" draw:start-glue-point="3" svg:d="m21344 10550h-500v2264h6">
                <text:p/>
              </draw:connector>
              <draw:connector draw:style-name="gr7" draw:layer="layout" svg:x1="25.348cm" svg:y1="10.55cm" svg:x2="25.9cm" svg:y2="12.9cm" draw:start-shape="id12" svg:d="m25348 10550h526v2350h26">
                <text:p/>
              </draw:connector>
            </draw:g>
            <draw:frame draw:style-name="gr9" draw:text-style-name="P23" draw:layer="layout" svg:width="1.966cm" svg:height="1.493cm" svg:x="21.434cm" svg:y="8.871cm">
              <draw:text-box>
                <text:p text:style-name="P1"><text:span text:style-name="T18">a</text:span></text:p>
              </draw:text-box>
            </draw:frame>
          </draw:g>
        </draw:g>
        <draw:custom-shape draw:style-name="gr5" draw:text-style-name="P8" draw:id="id36" draw:layer="layout" svg:width="6.5cm" svg:height="5cm" svg:x="17.7cm" svg:y="15cm">
          <text:p text:style-name="P26"><text:s text:c="2"/><text:span text:style-name="T23">+ 2 3</text:span></text:p>
          <text:p text:style-name="P26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g draw:id="id37">
          <draw:line draw:style-name="gr1" draw:layer="layout" svg:x1="22.3cm" svg:y1="9.5cm" svg:x2="21.8cm" svg:y2="12.5cm">
            <text:p/>
          </draw:line>
          <draw:line draw:style-name="gr1" draw:layer="layout" svg:x1="23.2cm" svg:y1="9.5cm" svg:x2="24.2cm" svg:y2="12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 presentation:user-transformed="true">
          <draw:text-box>
            <text:p text:style-name="P1">Árvore Binária<text:line-break/>Funções Libera e Pertence</text:p>
          </draw:text-box>
        </draw:frame>
        <draw:frame presentation:style-name="pr12" draw:text-style-name="P22" draw:layer="layout" svg:width="23.911cm" svg:height="14.017cm" svg:x="2cm" svg:y="5.473cm" presentation:class="outline" presentation:user-transformed="true">
          <draw:text-box>
            <text:p text:style-name="P21"><text:span text:style-name="T10">int arv_pertence(Arv *a,char c){</text:span></text:p>
            <text:p><text:span text:style-name="T10"><text:s text:c="2"/></text:span><text:span text:style-name="T10">if(arv_vazia(a))</text:span></text:p>
            <text:p><text:span text:style-name="T10"><text:s text:c="4"/></text:span><text:span text:style-name="T10">return 0;</text:span></text:p>
            <text:p><text:span text:style-name="T10"><text:s text:c="2"/></text:span><text:span text:style-name="T10">else</text:span></text:p>
            <text:p><text:span text:style-name="T10"><text:s/></text:span><text:span text:style-name="T10"><text:tab/></text:span><text:span text:style-name="T10">return a-&gt;info ==c || arv_pertence(a-&gt;esq,c)</text:span></text:p>
            <text:p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10">|| arv_pertence(a-&gt;dir,c);</text:span></text:p>
            <text:p><text:span text:style-name="T10"/></text:p>
            <text:p text:style-name="P21"><text:span text:style-name="T10">}</text:span></text:p>
            <text:p text:style-name="P21"><text:span text:style-name="T19"/></text:p>
            <text:p text:style-name="P21"><text:span text:style-name="T19">void arv_libera(Arv *a){</text:span></text:p>
            <text:p><text:span text:style-name="T19"><text:s text:c="2"/></text:span><text:span text:style-name="T19">if(!arv_vazia(a)){</text:span></text:p>
            <text:p><text:span text:style-name="T19"><text:s text:c="4"/></text:span><text:span text:style-name="T19">arv_libera(a-&gt;esq);</text:span></text:p>
            <text:p><text:span text:style-name="T19"><text:s text:c="4"/></text:span><text:span text:style-name="T19">arv_libera(a-&gt;dir);</text:span></text:p>
            <text:p><text:span text:style-name="T19"><text:s text:c="4"/></text:span><text:span text:style-name="T19">free(a);</text:span></text:p>
            <text:p><text:span text:style-name="T19"><text:s text:c="2"/></text:span><text:span text:style-name="T19">}</text:span></text:p>
            <text:p text:style-name="P21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 text:style-name="P1">Ordens de Percurso em <text:line-break/>Árvores Binárias</text:p>
          </draw:text-box>
        </draw:frame>
        <draw:frame presentation:style-name="pr13" draw:layer="layout" svg:width="14.942cm" svg:height="13.672cm" svg:x="1.658cm" svg:y="5.838cm" presentation:class="outline" presentation:user-transformed="true">
          <draw:text-box>
            <text:list text:style-name="L5">
              <text:list-item>
                <text:p text:style-name="P1">Pré-Ordem: </text:p>
                <text:list>
                  <text:list-item>
                    <text:p text:style-name="P1">Trata a raiz, percorre sae e percorre sad</text:p>
                  </text:list-item>
                  <text:list-item>
                    <text:p text:style-name="P1">Exemplo: Função Imprime</text:p>
                  </text:list-item>
                </text:list>
              </text:list-item>
              <text:list-item>
                <text:p text:style-name="P1">Ordem Simétrica: </text:p>
                <text:list>
                  <text:list-item>
                    <text:p text:style-name="P1">Percorre sae, trata a raiz, <text:s/>e percorre sad</text:p>
                  </text:list-item>
                  <text:list-item>
                    <text:p text:style-name="P1">Exemplo: Função de Busca</text:p>
                  </text:list-item>
                </text:list>
              </text:list-item>
              <text:list-item>
                <text:p text:style-name="P1">Ordem Pós-Ordem: </text:p>
                <text:list>
                  <text:list-item>
                    <text:p text:style-name="P1">Percorre sae, percorre sad e trata a raiz</text:p>
                  </text:list-item>
                  <text:list-item>
                    <text:p text:style-name="P1">Exemplo: Função Libera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1.5cm" svg:height="1.5cm" svg:x="17.3cm" svg:y="13.6cm">
          <text:p text:style-name="P7"><text:span text:style-name="T9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19.8cm" svg:y="13.5cm">
          <text:p text:style-name="P7"><text:span text:style-name="T9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2.2cm" svg:y="13.6cm">
          <text:p text:style-name="P7"><text:span text:style-name="T9">h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4.2cm" svg:y="13.5cm">
          <text:p text:style-name="P7"><text:span text:style-name="T9">i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4.1cm" svg:y="7.9cm">
          <text:p text:style-name="P7"><text:span text:style-name="T9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" draw:text-style-name="P10" draw:layer="layout" svg:width="1.5cm" svg:height="1.5cm" svg:x="22.2cm" svg:y="5.4cm">
            <text:p text:style-name="P7"><text:span text:style-name="T9">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.8cm" svg:y1="6.9cm" svg:x2="21.3cm" svg:y2="7.9cm">
            <text:p/>
          </draw:line>
          <draw:line draw:style-name="gr1" draw:layer="layout" svg:x1="22.8cm" svg:y1="6.9cm" svg:x2="24.8cm" svg:y2="7.9cm">
            <text:p/>
          </draw:line>
        </draw:g>
        <draw:g>
          <draw:custom-shape draw:style-name="gr2" draw:text-style-name="P10" draw:layer="layout" svg:width="1.5cm" svg:height="1.5cm" svg:x="20.3cm" svg:y="7.9cm">
            <text:p text:style-name="P7"><text:span text:style-name="T9">b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0.8cm" svg:y1="9.4cm" svg:x2="19.3cm" svg:y2="10.9cm">
            <text:p/>
          </draw:line>
          <draw:line draw:style-name="gr1" draw:layer="layout" svg:x1="21.3cm" svg:y1="9.4cm" svg:x2="22.8cm" svg:y2="10.9cm">
            <text:p/>
          </draw:line>
        </draw:g>
        <draw:g>
          <draw:custom-shape draw:style-name="gr2" draw:text-style-name="P10" draw:layer="layout" svg:width="1.5cm" svg:height="1.5cm" svg:x="18.2cm" svg:y="10.6cm">
            <text:p text:style-name="P7"><text:span text:style-name="T9">d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18.8cm" svg:y1="12.1cm" svg:x2="18.3cm" svg:y2="13.6cm">
            <text:p/>
          </draw:line>
          <draw:line draw:style-name="gr1" draw:layer="layout" svg:x1="19.3cm" svg:y1="12cm" svg:x2="20.3cm" svg:y2="13.5cm">
            <text:p/>
          </draw:line>
        </draw:g>
        <draw:g>
          <draw:custom-shape draw:style-name="gr2" draw:text-style-name="P10" draw:layer="layout" svg:width="1.5cm" svg:height="1.5cm" svg:x="22.5cm" svg:y="10.6cm">
            <text:p text:style-name="P7"><text:span text:style-name="T9">e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3.2cm" svg:y1="12.1cm" svg:x2="22.7cm" svg:y2="13.6cm">
            <text:p/>
          </draw:line>
          <draw:line draw:style-name="gr1" draw:layer="layout" svg:x1="23.7cm" svg:y1="12cm" svg:x2="24.7cm" svg:y2="13.5cm">
            <text:p/>
          </draw:line>
        </draw:g>
        <draw:g draw:id="id38">
          <draw:frame draw:style-name="gr8" draw:text-style-name="P27" draw:layer="layout" svg:width="10.67cm" svg:height="0.675cm" svg:x="17cm" svg:y="16.5cm">
            <draw:text-box>
              <text:p text:style-name="P1"><text:span text:style-name="T17">Pré-ordem: a b d f g e h i c</text:span></text:p>
            </draw:text-box>
          </draw:frame>
          <draw:frame draw:style-name="gr8" draw:text-style-name="P27" draw:layer="layout" svg:width="10.67cm" svg:height="0.675cm" svg:x="16.901cm" svg:y="17.6cm">
            <draw:text-box>
              <text:p text:style-name="P1"><text:span text:style-name="T17">Simétrica: f d g b h e i a c</text:span></text:p>
            </draw:text-box>
          </draw:frame>
          <draw:frame draw:style-name="gr8" draw:text-style-name="P27" draw:layer="layout" svg:width="10.67cm" svg:height="0.675cm" svg:x="16.901cm" svg:y="18.801cm">
            <draw:text-box>
              <text:p text:style-name="P1"><text:span text:style-name="T17">Pós-ordem: f g d h i e b c 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 text:style-name="P1">Árvores Binárias - Altura</text:p>
          </draw:text-box>
        </draw:frame>
        <draw:frame presentation:style-name="pr13" draw:text-style-name="P28" draw:layer="layout" svg:width="23.911cm" svg:height="13.23cm" svg:x="2.058cm" svg:y="5.838cm" presentation:class="outline" presentation:user-transformed="true">
          <draw:text-box>
            <text:list text:style-name="L5">
              <text:list-item>
                <text:p text:style-name="P1">Propriedade Fundamental de Árvores:</text:p>
                <text:list>
                  <text:list-item>
                    <text:p text:style-name="P1">Só existe um caminho da raiz para qualquer nó</text:p>
                  </text:list-item>
                </text:list>
              </text:list-item>
              <text:list-item>
                <text:p text:style-name="P1">Altura de uma árvore</text:p>
                <text:list>
                  <text:list-item>
                    <text:p text:style-name="P1">Comprimento do caminho mais longo da raiz até uma das folhas</text:p>
                    <text:list>
                      <text:list-item>
                        <text:p text:style-name="P1">A altura de uma árvore vazia é -1</text:p>
                      </text:list-item>
                      <text:list-item>
                        <text:p text:style-name="P1">A altura de uma árvore com um único nó raiz é 0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39">
          <draw:custom-shape draw:style-name="gr2" draw:text-style-name="P10" draw:layer="layout" svg:width="1.5cm" svg:height="0.975cm" svg:x="3.9cm" svg:y="19.325cm">
            <text:p text:style-name="P7"><text:span text:style-name="T9">f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0.975cm" svg:x="6.4cm" svg:y="19.26cm">
            <text:p text:style-name="P7"><text:span text:style-name="T9">g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0.975cm" svg:x="8.8cm" svg:y="19.325cm">
            <text:p text:style-name="P7"><text:span text:style-name="T9">h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0.975cm" svg:x="10.8cm" svg:y="19.26cm">
            <text:p text:style-name="P7"><text:span text:style-name="T9">i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0.974cm" svg:x="10.7cm" svg:y="15.624cm">
            <text:p text:style-name="P7"><text:span text:style-name="T9">c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0.975cm" svg:x="8.8cm" svg:y="14cm">
              <text:p text:style-name="P7"><text:span text:style-name="T9">a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9.4cm" svg:y1="14.974cm" svg:x2="7.9cm" svg:y2="15.623cm">
              <text:p/>
            </draw:line>
            <draw:line draw:style-name="gr1" draw:layer="layout" svg:x1="9.4cm" svg:y1="14.974cm" svg:x2="11.4cm" svg:y2="15.623cm">
              <text:p/>
            </draw:line>
          </draw:g>
          <draw:g>
            <draw:custom-shape draw:style-name="gr2" draw:text-style-name="P10" draw:layer="layout" svg:width="1.5cm" svg:height="0.974cm" svg:x="6.9cm" svg:y="15.624cm">
              <text:p text:style-name="P7"><text:span text:style-name="T9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7.4cm" svg:y1="16.598cm" svg:x2="5.9cm" svg:y2="17.572cm">
              <text:p/>
            </draw:line>
            <draw:line draw:style-name="gr1" draw:layer="layout" svg:x1="7.9cm" svg:y1="16.598cm" svg:x2="9.4cm" svg:y2="17.572cm">
              <text:p/>
            </draw:line>
          </draw:g>
          <draw:g>
            <draw:custom-shape draw:style-name="gr2" draw:text-style-name="P10" draw:layer="layout" svg:width="1.5cm" svg:height="0.975cm" svg:x="4.8cm" svg:y="17.377cm">
              <text:p text:style-name="P7"><text:span text:style-name="T9">d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5.4cm" svg:y1="18.352cm" svg:x2="4.9cm" svg:y2="19.326cm">
              <text:p/>
            </draw:line>
            <draw:line draw:style-name="gr1" draw:layer="layout" svg:x1="5.9cm" svg:y1="18.287cm" svg:x2="6.9cm" svg:y2="19.261cm">
              <text:p/>
            </draw:line>
          </draw:g>
          <draw:g>
            <draw:custom-shape draw:style-name="gr2" draw:text-style-name="P10" draw:layer="layout" svg:width="1.5cm" svg:height="0.975cm" svg:x="9.1cm" svg:y="17.377cm">
              <text:p text:style-name="P7"><text:span text:style-name="T9">e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9.8cm" svg:y1="18.352cm" svg:x2="9.3cm" svg:y2="19.326cm">
              <text:p/>
            </draw:line>
            <draw:line draw:style-name="gr1" draw:layer="layout" svg:x1="10.3cm" svg:y1="18.287cm" svg:x2="11.3cm" svg:y2="19.261cm">
              <text:p/>
            </draw:line>
          </draw:g>
          <draw:frame draw:style-name="gr8" draw:layer="layout" svg:width="1.437cm" svg:height="0.945cm" svg:x="5.1cm" svg:y="14.5cm">
            <draw:text-box>
              <text:p text:style-name="P1">h=3</text:p>
            </draw:text-box>
          </draw:frame>
        </draw:g>
        <draw:g draw:id="id40">
          <draw:custom-shape draw:style-name="gr2" draw:text-style-name="P10" draw:layer="layout" svg:width="1.5cm" svg:height="0.974cm" svg:x="21.3cm" svg:y="15.624cm">
            <text:p text:style-name="P7"><text:span text:style-name="T9">c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0.975cm" svg:x="19.4cm" svg:y="14cm">
              <text:p text:style-name="P7"><text:span text:style-name="T9">a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0cm" svg:y1="14.974cm" svg:x2="18.5cm" svg:y2="15.623cm">
              <text:p/>
            </draw:line>
            <draw:line draw:style-name="gr1" draw:layer="layout" svg:x1="20cm" svg:y1="14.974cm" svg:x2="22cm" svg:y2="15.623cm">
              <text:p/>
            </draw:line>
          </draw:g>
          <draw:g>
            <draw:custom-shape draw:style-name="gr2" draw:text-style-name="P10" draw:layer="layout" svg:width="1.5cm" svg:height="0.974cm" svg:x="17.5cm" svg:y="15.624cm">
              <text:p text:style-name="P7"><text:span text:style-name="T9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18cm" svg:y1="16.598cm" svg:x2="16.5cm" svg:y2="17.572cm">
              <text:p/>
            </draw:line>
          </draw:g>
          <draw:g>
            <draw:custom-shape draw:style-name="gr2" draw:text-style-name="P10" draw:layer="layout" svg:width="1.5cm" svg:height="0.975cm" svg:x="15.4cm" svg:y="17.377cm">
              <text:p text:style-name="P7"><text:span text:style-name="T9">d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8" draw:layer="layout" svg:width="1.437cm" svg:height="0.945cm" svg:x="15.7cm" svg:y="14.5cm">
            <draw:text-box>
              <text:p text:style-name="P1">h=2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- Altura</text:p>
          </draw:text-box>
        </draw:frame>
        <draw:frame presentation:style-name="pr15" draw:layer="layout" svg:width="23.911cm" svg:height="13.23cm" svg:x="2.058cm" svg:y="5.838cm" presentation:class="outline">
          <draw:text-box>
            <text:p text:style-name="P21"><text:span text:style-name="T10">int arv_altura(Arv *a){</text:span></text:p>
            <text:p><text:span text:style-name="T10"><text:s text:c="2"/></text:span><text:span text:style-name="T10">if(arv_vazia(a))</text:span></text:p>
            <text:p><text:span text:style-name="T10"><text:s text:c="4"/></text:span><text:span text:style-name="T10">return -1;</text:span></text:p>
            <text:p><text:span text:style-name="T10"><text:s text:c="2"/></text:span><text:span text:style-name="T10">else{</text:span></text:p>
            <text:p><text:span text:style-name="T10"><text:s/></text:span><text:span text:style-name="T10"><text:tab/></text:span><text:span text:style-name="T10">int hSAE = arv_altura(a-&gt;esq);</text:span></text:p>
            <text:p><text:span text:style-name="T10"><text:s/></text:span><text:span text:style-name="T10"><text:tab/></text:span><text:span text:style-name="T10">int hSAD = arv_altura(a-&gt;dir);</text:span></text:p>
            <text:p><text:span text:style-name="T10"><text:s text:c="4"/></text:span><text:span text:style-name="T10">if(hSAE &gt; hSAD) </text:span></text:p>
            <text:p><text:span text:style-name="T10"><text:s text:c="6"/></text:span><text:span text:style-name="T10">return 1+hSAE;</text:span></text:p>
            <text:p><text:span text:style-name="T10"><text:s text:c="4"/></text:span><text:span text:style-name="T10">else</text:span></text:p>
            <text:p><text:span text:style-name="T10"><text:s text:c="6"/></text:span><text:span text:style-name="T10">return 1+hSAD;</text:span></text:p>
            <text:p><text:span text:style-name="T10"><text:s text:c="2"/></text:span><text:span text:style-name="T10">}</text:span></text:p>
            <text:p text:style-name="P21"><text:span text:style-name="T10">}</text:span></text:p>
          </draw:text-box>
        </draw:frame>
        <draw:g>
          <draw:custom-shape draw:style-name="gr2" draw:text-style-name="P10" draw:layer="layout" svg:width="1.5cm" svg:height="0.974cm" svg:x="24.6cm" svg:y="11.124cm">
            <text:p text:style-name="P7"><text:span text:style-name="T9">c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0.975cm" svg:x="22.7cm" svg:y="9.5cm">
              <text:p text:style-name="P7"><text:span text:style-name="T9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3.3cm" svg:y1="10.474cm" svg:x2="21.8cm" svg:y2="11.123cm">
              <text:p/>
            </draw:line>
            <draw:line draw:style-name="gr1" draw:layer="layout" svg:x1="23.3cm" svg:y1="10.474cm" svg:x2="25.3cm" svg:y2="11.123cm">
              <text:p/>
            </draw:line>
          </draw:g>
          <draw:g>
            <draw:custom-shape draw:style-name="gr2" draw:text-style-name="P10" draw:layer="layout" svg:width="1.5cm" svg:height="0.974cm" svg:x="20.8cm" svg:y="11.124cm">
              <text:p text:style-name="P7"><text:span text:style-name="T9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1.3cm" svg:y1="12.098cm" svg:x2="19.8cm" svg:y2="13.072cm">
              <text:p/>
            </draw:line>
          </draw:g>
          <draw:g>
            <draw:custom-shape draw:style-name="gr2" draw:text-style-name="P10" draw:layer="layout" svg:width="1.5cm" svg:height="0.975cm" svg:x="18.7cm" svg:y="12.877cm">
              <text:p text:style-name="P7"><text:span text:style-name="T9">d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line draw:style-name="gr1" draw:layer="layout" svg:x1="19.3cm" svg:y1="13.9cm" svg:x2="18.3cm" svg:y2="15.4cm">
          <text:p/>
        </draw:line>
        <draw:line draw:style-name="gr1" draw:layer="layout" svg:x1="19.4cm" svg:y1="13.9cm" svg:x2="20.4cm" svg:y2="15.4cm">
          <text:p/>
        </draw:line>
        <draw:line draw:style-name="gr1" draw:layer="layout" svg:x1="22cm" svg:y1="12cm" svg:x2="23cm" svg:y2="13.5cm">
          <text:p/>
        </draw:line>
        <draw:line draw:style-name="gr1" draw:layer="layout" svg:x1="25.4cm" svg:y1="12.2cm" svg:x2="26.4cm" svg:y2="13.7cm">
          <text:p/>
        </draw:line>
        <draw:frame draw:style-name="gr8" draw:text-style-name="P30" draw:id="id42" draw:layer="layout" svg:width="0.353cm" svg:height="0.733cm" svg:x="18.202cm" svg:y="13.002cm">
          <draw:text-box>
            <text:p text:style-name="P29"><text:span text:style-name="T24">0</text:span></text:p>
          </draw:text-box>
        </draw:frame>
        <draw:frame draw:style-name="gr8" draw:text-style-name="P30" draw:id="id43" draw:layer="layout" svg:width="0.353cm" svg:height="0.733cm" svg:x="20.303cm" svg:y="11.403cm">
          <draw:text-box>
            <text:p text:style-name="P29"><text:span text:style-name="T24">1</text:span></text:p>
          </draw:text-box>
        </draw:frame>
        <draw:frame draw:style-name="gr8" draw:text-style-name="P30" draw:id="id44" draw:layer="layout" svg:width="0.353cm" svg:height="0.733cm" svg:x="26.303cm" svg:y="11.203cm">
          <draw:text-box>
            <text:p text:style-name="P29"><text:span text:style-name="T24">0</text:span></text:p>
          </draw:text-box>
        </draw:frame>
        <draw:line draw:style-name="gr1" draw:layer="layout" svg:x1="25.3cm" svg:y1="12.1cm" svg:x2="24.3cm" svg:y2="13.6cm">
          <text:p/>
        </draw:line>
        <draw:g draw:id="id41">
          <draw:frame draw:style-name="gr8" draw:text-style-name="P31" draw:layer="layout" svg:width="0.565cm" svg:height="0.713cm" svg:x="17.7cm" svg:y="15.4cm">
            <draw:text-box>
              <text:p text:style-name="P29"><text:span text:style-name="T25">-1</text:span></text:p>
            </draw:text-box>
          </draw:frame>
          <draw:frame draw:style-name="gr8" draw:text-style-name="P31" draw:layer="layout" svg:width="0.565cm" svg:height="0.713cm" svg:x="20.101cm" svg:y="15.401cm">
            <draw:text-box>
              <text:p text:style-name="P29"><text:span text:style-name="T25">-1</text:span></text:p>
            </draw:text-box>
          </draw:frame>
          <draw:frame draw:style-name="gr8" draw:text-style-name="P31" draw:layer="layout" svg:width="0.565cm" svg:height="0.713cm" svg:x="22.702cm" svg:y="13.702cm">
            <draw:text-box>
              <text:p text:style-name="P29"><text:span text:style-name="T25">-1</text:span></text:p>
            </draw:text-box>
          </draw:frame>
          <draw:frame draw:style-name="gr8" draw:text-style-name="P31" draw:layer="layout" svg:width="0.565cm" svg:height="0.713cm" svg:x="24.102cm" svg:y="13.702cm">
            <draw:text-box>
              <text:p text:style-name="P29"><text:span text:style-name="T25">-1</text:span></text:p>
            </draw:text-box>
          </draw:frame>
          <draw:frame draw:style-name="gr8" draw:text-style-name="P31" draw:layer="layout" svg:width="0.565cm" svg:height="0.713cm" svg:x="26.103cm" svg:y="13.703cm">
            <draw:text-box>
              <text:p text:style-name="P29"><text:span text:style-name="T25">-1</text:span></text:p>
            </draw:text-box>
          </draw:frame>
        </draw:g>
        <draw:frame draw:style-name="gr8" draw:text-style-name="P30" draw:id="id45" draw:layer="layout" svg:width="0.353cm" svg:height="0.733cm" svg:x="22.103cm" svg:y="9.303cm">
          <draw:text-box>
            <text:p text:style-name="P29"><text:span text:style-name="T24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 text:style-name="P1">Árvore Binária Completa</text:p>
          </draw:text-box>
        </draw:frame>
        <draw:frame presentation:style-name="pr16" draw:text-style-name="P33" draw:layer="layout" svg:width="23.911cm" svg:height="3.799cm" svg:x="2.058cm" svg:y="5.838cm" presentation:class="outline" presentation:user-transformed="true">
          <draw:text-box>
            <text:list text:style-name="L5">
              <text:list-item>
                <text:p text:style-name="P32">Um Árvore Binária é dita <text:span text:style-name="T23">completa</text:span> (ou cheia) se todos os nós internos têm exatamente 2 filhos</text:p>
              </text:list-item>
            </text:list>
          </draw:text-box>
        </draw:frame>
        <draw:g>
          <draw:line draw:style-name="gr10" draw:layer="layout" svg:x1="1.6cm" svg:y1="10.2cm" svg:x2="19.416cm" svg:y2="10.2cm">
            <text:p/>
          </draw:line>
          <draw:frame draw:style-name="gr11" draw:text-style-name="P34" draw:layer="layout" svg:width="5.859cm" svg:height="0.576cm" svg:x="14.923cm" svg:y="9.6cm">
            <draw:text-box>
              <text:p><text:span text:style-name="T26">Nível 0: 2</text:span><text:span text:style-name="T27">0</text:span><text:span text:style-name="T26"> = 1 nó</text:span></text:p>
            </draw:text-box>
          </draw:frame>
        </draw:g>
        <draw:circle draw:style-name="gr7" draw:layer="layout" svg:width="1cm" svg:height="1cm" svg:x="3cm" svg:y="14.9cm">
          <text:p/>
        </draw:circle>
        <draw:circle draw:style-name="gr7" draw:layer="layout" svg:width="1cm" svg:height="1cm" svg:x="2.3cm" svg:y="17.2cm">
          <text:p/>
        </draw:circle>
        <draw:circle draw:style-name="gr7" draw:layer="layout" svg:width="1cm" svg:height="1cm" svg:x="3.8cm" svg:y="17.2cm">
          <text:p/>
        </draw:circle>
        <draw:circle draw:style-name="gr7" draw:layer="layout" svg:width="1cm" svg:height="1cm" svg:x="5.4cm" svg:y="17.2cm">
          <text:p/>
        </draw:circle>
        <draw:circle draw:style-name="gr7" draw:layer="layout" svg:width="1cm" svg:height="1cm" svg:x="6.9cm" svg:y="17.2cm">
          <text:p/>
        </draw:circle>
        <draw:circle draw:style-name="gr7" draw:layer="layout" svg:width="1cm" svg:height="1cm" svg:x="8.2cm" svg:y="17.2cm">
          <text:p/>
        </draw:circle>
        <draw:circle draw:style-name="gr7" draw:layer="layout" svg:width="1cm" svg:height="1cm" svg:x="9.7cm" svg:y="17.2cm">
          <text:p/>
        </draw:circle>
        <draw:circle draw:style-name="gr7" draw:layer="layout" svg:width="1cm" svg:height="1cm" svg:x="11.3cm" svg:y="17.2cm">
          <text:p/>
        </draw:circle>
        <draw:circle draw:style-name="gr7" draw:layer="layout" svg:width="1cm" svg:height="1cm" svg:x="12.8cm" svg:y="17.2cm">
          <text:p/>
        </draw:circle>
        <draw:line draw:style-name="gr1" draw:layer="layout" svg:x1="3.2cm" svg:y1="15.8cm" svg:x2="2.7cm" svg:y2="17.3cm">
          <text:p/>
        </draw:line>
        <draw:line draw:style-name="gr1" draw:layer="layout" svg:x1="3.9cm" svg:y1="15.8cm" svg:x2="4.4cm" svg:y2="17.3cm">
          <text:p/>
        </draw:line>
        <draw:circle draw:style-name="gr7" draw:layer="layout" svg:width="1cm" svg:height="1cm" svg:x="6.1cm" svg:y="14.9cm">
          <text:p/>
        </draw:circle>
        <draw:line draw:style-name="gr1" draw:layer="layout" svg:x1="6.3cm" svg:y1="15.8cm" svg:x2="5.8cm" svg:y2="17.3cm">
          <text:p/>
        </draw:line>
        <draw:line draw:style-name="gr1" draw:layer="layout" svg:x1="7cm" svg:y1="15.8cm" svg:x2="7.5cm" svg:y2="17.3cm">
          <text:p/>
        </draw:line>
        <draw:circle draw:style-name="gr7" draw:layer="layout" svg:width="1cm" svg:height="1cm" svg:x="9cm" svg:y="14.9cm">
          <text:p/>
        </draw:circle>
        <draw:line draw:style-name="gr1" draw:layer="layout" svg:x1="9.2cm" svg:y1="15.8cm" svg:x2="8.7cm" svg:y2="17.3cm">
          <text:p/>
        </draw:line>
        <draw:line draw:style-name="gr1" draw:layer="layout" svg:x1="9.9cm" svg:y1="15.8cm" svg:x2="10.4cm" svg:y2="17.3cm">
          <text:p/>
        </draw:line>
        <draw:circle draw:style-name="gr7" draw:layer="layout" svg:width="1cm" svg:height="1cm" svg:x="12.1cm" svg:y="14.9cm">
          <text:p/>
        </draw:circle>
        <draw:line draw:style-name="gr1" draw:layer="layout" svg:x1="12.3cm" svg:y1="15.8cm" svg:x2="11.8cm" svg:y2="17.3cm">
          <text:p/>
        </draw:line>
        <draw:line draw:style-name="gr1" draw:layer="layout" svg:x1="13cm" svg:y1="15.8cm" svg:x2="13.5cm" svg:y2="17.3cm">
          <text:p/>
        </draw:line>
        <draw:circle draw:style-name="gr7" draw:layer="layout" svg:width="1cm" svg:height="1cm" svg:x="4.6cm" svg:y="12cm">
          <text:p/>
        </draw:circle>
        <draw:circle draw:style-name="gr7" draw:layer="layout" svg:width="1cm" svg:height="1cm" svg:x="7.6cm" svg:y="9.7cm">
          <text:p/>
        </draw:circle>
        <draw:line draw:style-name="gr1" draw:layer="layout" svg:x1="5cm" svg:y1="13cm" svg:x2="3.5cm" svg:y2="15cm">
          <text:p/>
        </draw:line>
        <draw:line draw:style-name="gr1" draw:layer="layout" svg:x1="5cm" svg:y1="13cm" svg:x2="6.5cm" svg:y2="15cm">
          <text:p/>
        </draw:line>
        <draw:circle draw:style-name="gr7" draw:layer="layout" svg:width="1cm" svg:height="1cm" svg:x="10.6cm" svg:y="12cm">
          <text:p/>
        </draw:circle>
        <draw:line draw:style-name="gr1" draw:layer="layout" svg:x1="11cm" svg:y1="13cm" svg:x2="9.5cm" svg:y2="15cm">
          <text:p/>
        </draw:line>
        <draw:line draw:style-name="gr1" draw:layer="layout" svg:x1="11cm" svg:y1="13cm" svg:x2="12.5cm" svg:y2="15cm">
          <text:p/>
        </draw:line>
        <draw:line draw:style-name="gr1" draw:layer="layout" svg:x1="7.9cm" svg:y1="10.7cm" svg:x2="5.4cm" svg:y2="12.2cm">
          <text:p/>
        </draw:line>
        <draw:line draw:style-name="gr1" draw:layer="layout" svg:x1="8.2cm" svg:y1="10.7cm" svg:x2="10.7cm" svg:y2="12.2cm">
          <text:p/>
        </draw:line>
        <draw:g>
          <draw:line draw:style-name="gr10" draw:layer="layout" svg:x1="1.6cm" svg:y1="12.5cm" svg:x2="19.416cm" svg:y2="12.5cm">
            <text:p/>
          </draw:line>
          <draw:frame draw:style-name="gr11" draw:text-style-name="P34" draw:layer="layout" svg:width="5.859cm" svg:height="0.576cm" svg:x="14.923cm" svg:y="11.9cm">
            <draw:text-box>
              <text:p><text:span text:style-name="T26">Nível 1: 2</text:span><text:span text:style-name="T27">1</text:span><text:span text:style-name="T26"> = 2 nós</text:span></text:p>
            </draw:text-box>
          </draw:frame>
        </draw:g>
        <draw:g>
          <draw:line draw:style-name="gr10" draw:layer="layout" svg:x1="1.6cm" svg:y1="15.4cm" svg:x2="19.416cm" svg:y2="15.4cm">
            <text:p/>
          </draw:line>
          <draw:frame draw:style-name="gr11" draw:text-style-name="P34" draw:layer="layout" svg:width="5.859cm" svg:height="0.576cm" svg:x="14.923cm" svg:y="14.8cm">
            <draw:text-box>
              <text:p><text:span text:style-name="T26">Nível 2: 2</text:span><text:span text:style-name="T27">2</text:span><text:span text:style-name="T26"> = 4 nós</text:span></text:p>
            </draw:text-box>
          </draw:frame>
        </draw:g>
        <draw:g>
          <draw:line draw:style-name="gr10" draw:layer="layout" svg:x1="1.6cm" svg:y1="17.7cm" svg:x2="19.416cm" svg:y2="17.7cm">
            <text:p/>
          </draw:line>
          <draw:frame draw:style-name="gr11" draw:text-style-name="P34" draw:layer="layout" svg:width="5.859cm" svg:height="0.576cm" svg:x="14.923cm" svg:y="17.1cm">
            <draw:text-box>
              <text:p><text:span text:style-name="T26">Nível 3: 2</text:span><text:span text:style-name="T27">3</text:span><text:span text:style-name="T26"> = 8 nós</text:span></text:p>
            </draw:text-box>
          </draw:frame>
        </draw:g>
        <draw:frame draw:style-name="gr12" draw:id="id46" draw:layer="layout" svg:width="14.8cm" svg:height="0.981cm" svg:x="5.7cm" svg:y="18.631cm">
          <draw:text-box>
            <text:p>O número de nós n = 2<text:span text:style-name="T28">0</text:span>+2<text:span text:style-name="T28">1</text:span>+2<text:span text:style-name="T28">2</text:span>+2<text:span text:style-name="T28">3 </text:span>= 15</text:p>
          </draw:text-box>
        </draw:frame>
        <draw:frame draw:style-name="gr12" draw:text-style-name="P35" draw:id="id47" draw:layer="layout" svg:width="9cm" svg:height="2.435cm" svg:x="19.2cm" svg:y="8.932cm">
          <draw:text-box>
            <text:p text:style-name="P8"><text:span text:style-name="T9">O número n de nós de uma árvore de altura h é </text:span></text:p>
            <text:p text:style-name="P8"><text:span text:style-name="T9">n = 2</text:span><text:span text:style-name="T29">0</text:span><text:span text:style-name="T9">+2</text:span><text:span text:style-name="T29">1</text:span><text:span text:style-name="T9">+2</text:span><text:span text:style-name="T29">2 </text:span><text:span text:style-name="T9">+...+2</text:span><text:span text:style-name="T29">h</text:span><text:span text:style-name="T9">= 2</text:span><text:span text:style-name="T29">h+1</text:span><text:span text:style-name="T9">-1</text:span></text:p>
          </draw:text-box>
        </draw:frame>
        <draw:frame draw:style-name="gr12" draw:text-style-name="P35" draw:id="id48" draw:layer="layout" svg:width="9cm" svg:height="5.651cm" svg:x="19.2cm" svg:y="11.933cm">
          <draw:text-box>
            <text:p text:style-name="P8"><text:span text:style-name="T9">Seja h a altura de uma árvore binária completa. Dizemos que a árvore tem O(2</text:span><text:span text:style-name="T29">h</text:span><text:span text:style-name="T9">) nós e, para alcançar qualquer nó da árvore, temos complexidade de </text:span><text:span text:style-name="T30">O(log 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 text:style-name="P1">Árvore Binária Degenerada</text:p>
          </draw:text-box>
        </draw:frame>
        <draw:frame presentation:style-name="pr16" draw:text-style-name="P33" draw:layer="layout" svg:width="25.5cm" svg:height="3.662cm" svg:x="1.5cm" svg:y="5.838cm" presentation:class="outline" presentation:user-transformed="true">
          <draw:text-box>
            <text:list text:style-name="L5">
              <text:list-item>
                <text:p text:style-name="P32">Um Árvore Binária é dita <text:span text:style-name="T23">degenerada</text:span> se todos os nós internos têm uma única sub-árvore </text:p>
              </text:list-item>
            </text:list>
          </draw:text-box>
        </draw:frame>
        <draw:g>
          <draw:line draw:style-name="gr10" draw:layer="layout" svg:x1="1.6cm" svg:y1="10.2cm" svg:x2="19.416cm" svg:y2="10.2cm">
            <text:p/>
          </draw:line>
        </draw:g>
        <draw:g>
          <draw:line draw:style-name="gr10" draw:layer="layout" svg:x1="1.6cm" svg:y1="12.5cm" svg:x2="19.416cm" svg:y2="12.5cm">
            <text:p/>
          </draw:line>
        </draw:g>
        <draw:g>
          <draw:line draw:style-name="gr10" draw:layer="layout" svg:x1="1.6cm" svg:y1="15.4cm" svg:x2="19.416cm" svg:y2="15.4cm">
            <text:p/>
          </draw:line>
        </draw:g>
        <draw:g>
          <draw:line draw:style-name="gr10" draw:layer="layout" svg:x1="1.6cm" svg:y1="17.7cm" svg:x2="19.416cm" svg:y2="17.7cm">
            <text:p/>
          </draw:line>
        </draw:g>
        <draw:frame draw:style-name="gr12" draw:id="id49" draw:layer="layout" svg:width="14.8cm" svg:height="0.981cm" svg:x="5.7cm" svg:y="18.631cm">
          <draw:text-box>
            <text:p>O número de nós n = 2<text:span text:style-name="T28">0</text:span>+2<text:span text:style-name="T28">1</text:span>+2<text:span text:style-name="T28">2</text:span>+2<text:span text:style-name="T28">3 </text:span>= 15</text:p>
          </draw:text-box>
        </draw:frame>
        <draw:frame draw:style-name="gr12" draw:text-style-name="P35" draw:id="id50" draw:layer="layout" svg:width="9cm" svg:height="2.413cm" svg:x="18.9cm" svg:y="8.932cm">
          <draw:text-box>
            <text:p text:style-name="P8"><text:span text:style-name="T9">O número n de nós de uma árvore de altura h é </text:span></text:p>
            <text:p text:style-name="P8"><text:span text:style-name="T9">n = h+1</text:span></text:p>
          </draw:text-box>
        </draw:frame>
        <draw:frame draw:style-name="gr12" draw:text-style-name="P35" draw:id="id51" draw:layer="layout" svg:width="8.4cm" svg:height="6.433cm" svg:x="19.6cm" svg:y="11.933cm">
          <draw:text-box>
            <text:p text:style-name="P8"><text:span text:style-name="T9">Seja h a altura de uma árvore binária degenerada. Dizemos que a árvore tem O(h) nós e, para alcançar qualquer nó da árvore, temos complexidade de </text:span><text:span text:style-name="T31">O(n)</text:span></text:p>
          </draw:text-box>
        </draw:frame>
        <draw:circle draw:style-name="gr7" draw:layer="layout" svg:width="1cm" svg:height="1cm" svg:x="4.2cm" svg:y="17.2cm">
          <text:p/>
        </draw:circle>
        <draw:circle draw:style-name="gr7" draw:layer="layout" svg:width="1cm" svg:height="1cm" svg:x="4.9cm" svg:y="14.9cm">
          <text:p/>
        </draw:circle>
        <draw:line draw:style-name="gr1" draw:layer="layout" svg:x1="5.1cm" svg:y1="15.8cm" svg:x2="4.6cm" svg:y2="17.3cm">
          <text:p/>
        </draw:line>
        <draw:circle draw:style-name="gr7" draw:layer="layout" svg:width="1cm" svg:height="1cm" svg:x="3.4cm" svg:y="12cm">
          <text:p/>
        </draw:circle>
        <draw:circle draw:style-name="gr7" draw:layer="layout" svg:width="1cm" svg:height="1cm" svg:x="6.4cm" svg:y="9.7cm">
          <text:p/>
        </draw:circle>
        <draw:line draw:style-name="gr1" draw:layer="layout" svg:x1="3.8cm" svg:y1="13cm" svg:x2="5.3cm" svg:y2="15cm">
          <text:p/>
        </draw:line>
        <draw:line draw:style-name="gr1" draw:layer="layout" svg:x1="6.7cm" svg:y1="10.7cm" svg:x2="4.2cm" svg:y2="12.2cm">
          <text:p/>
        </draw:line>
        <draw:circle draw:style-name="gr7" draw:layer="layout" svg:width="1cm" svg:height="1cm" svg:x="11.9cm" svg:y="14.9cm">
          <text:p/>
        </draw:circle>
        <draw:line draw:style-name="gr1" draw:layer="layout" svg:x1="12.8cm" svg:y1="15.8cm" svg:x2="13.3cm" svg:y2="17.3cm">
          <text:p/>
        </draw:line>
        <draw:circle draw:style-name="gr7" draw:layer="layout" svg:width="1cm" svg:height="1cm" svg:x="10.5cm" svg:y="9.7cm">
          <text:p/>
        </draw:circle>
        <draw:circle draw:style-name="gr7" draw:layer="layout" svg:width="1cm" svg:height="1cm" svg:x="13.5cm" svg:y="12cm">
          <text:p/>
        </draw:circle>
        <draw:line draw:style-name="gr1" draw:layer="layout" svg:x1="13.9cm" svg:y1="13cm" svg:x2="12.4cm" svg:y2="15cm">
          <text:p/>
        </draw:line>
        <draw:line draw:style-name="gr1" draw:layer="layout" svg:x1="11.1cm" svg:y1="10.7cm" svg:x2="13.6cm" svg:y2="12.2cm">
          <text:p/>
        </draw:line>
        <draw:circle draw:style-name="gr7" draw:layer="layout" svg:width="1cm" svg:height="1cm" svg:x="12.9cm" svg:y="17.2cm">
          <text:p/>
        </draw:circl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de Busca</text:p>
          </draw:text-box>
        </draw:frame>
        <draw:frame presentation:style-name="pr17" draw:layer="layout" svg:width="23.911cm" svg:height="8.662cm" svg:x="2.058cm" svg:y="5.338cm" presentation:class="outline" presentation:user-transformed="true">
          <draw:text-box>
            <text:list text:style-name="L5">
              <text:list-item>
                <text:p>Podemos utilizar uma árvore binária para realizarmos busca de forma eficiente desde que a árvore tenha a seguinte propriedade:</text:p>
                <text:list>
                  <text:list-item>
                    <text:p>O valor associado a <text:span text:style-name="T23">raiz</text:span> é sempre <text:span text:style-name="T22">maior</text:span> do que qualquer valor da <text:span text:style-name="T23">sub-árvore da esquerda</text:span>;</text:p>
                  </text:list-item>
                  <text:list-item>
                    <text:p>O valor associado a <text:span text:style-name="T23">raiz</text:span> é sempre <text:span text:style-name="T32">menor</text:span> do que qualquer valor da<text:span text:style-name="T33"> sub-árvore da direita</text:span>;</text:p>
                  </text:list-item>
                </text:list>
              </text:list-item>
            </text:list>
          </draw:text-box>
        </draw:frame>
        <draw:g draw:id="id53">
          <draw:g>
            <draw:custom-shape draw:style-name="gr2" draw:text-style-name="P10" draw:layer="layout" svg:width="1.5cm" svg:height="1.5cm" svg:x="19.6cm" svg:y="13.9cm">
              <text:p text:style-name="P7"><text:span text:style-name="T9">6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0.2cm" svg:y1="15.4cm" svg:x2="18.7cm" svg:y2="16.4cm">
              <text:p/>
            </draw:line>
          </draw:g>
          <draw:g>
            <draw:custom-shape draw:style-name="gr2" draw:text-style-name="P10" draw:layer="layout" svg:width="1.5cm" svg:height="1.5cm" svg:x="17.7cm" svg:y="16.4cm">
              <text:p text:style-name="P7"><text:span text:style-name="T9">2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18.2cm" svg:y1="17.9cm" svg:x2="17.5cm" svg:y2="19.3cm">
              <text:p/>
            </draw:line>
          </draw:g>
          <draw:custom-shape draw:style-name="gr2" draw:text-style-name="P10" draw:layer="layout" svg:width="1.5cm" svg:height="1.5cm" svg:x="16.5cm" svg:y="19.2cm">
            <text:p text:style-name="P7"><text:span text:style-name="T9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id="id52">
          <draw:g>
            <draw:custom-shape draw:style-name="gr2" draw:text-style-name="P10" draw:layer="layout" svg:width="1.5cm" svg:height="1.5cm" svg:x="12.2cm" svg:y="16.3cm">
              <text:p text:style-name="P7"><text:span text:style-name="T9">8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" draw:text-style-name="P10" draw:layer="layout" svg:width="1.5cm" svg:height="1.5cm" svg:x="10.3cm" svg:y="13.8cm">
                <text:p text:style-name="P7"><text:span text:style-name="T9">6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" draw:layer="layout" svg:x1="10.9cm" svg:y1="15.3cm" svg:x2="9.4cm" svg:y2="16.3cm">
                <text:p/>
              </draw:line>
              <draw:line draw:style-name="gr1" draw:layer="layout" svg:x1="10.9cm" svg:y1="15.3cm" svg:x2="12.9cm" svg:y2="16.3cm">
                <text:p/>
              </draw:line>
            </draw:g>
            <draw:g>
              <draw:custom-shape draw:style-name="gr2" draw:text-style-name="P10" draw:layer="layout" svg:width="1.5cm" svg:height="1.5cm" svg:x="8.4cm" svg:y="16.3cm">
                <text:p text:style-name="P7"><text:span text:style-name="T9">2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" draw:layer="layout" svg:x1="8.9cm" svg:y1="17.8cm" svg:x2="8.1cm" svg:y2="19.2cm">
                <text:p/>
              </draw:line>
              <draw:line draw:style-name="gr1" draw:layer="layout" svg:x1="9.4cm" svg:y1="17.8cm" svg:x2="10.1cm" svg:y2="19.2cm">
                <text:p/>
              </draw:line>
            </draw:g>
            <draw:line draw:style-name="gr1" draw:layer="layout" svg:x1="12.7cm" svg:y1="17.8cm" svg:x2="11.9cm" svg:y2="19.2cm">
              <text:p/>
            </draw:line>
            <draw:line draw:style-name="gr1" draw:layer="layout" svg:x1="13.2cm" svg:y1="17.8cm" svg:x2="13.9cm" svg:y2="19.2cm">
              <text:p/>
            </draw:line>
          </draw:g>
          <draw:g>
            <draw:custom-shape draw:style-name="gr2" draw:text-style-name="P10" draw:layer="layout" svg:width="1.5cm" svg:height="1.5cm" svg:x="7.2cm" svg:y="19.2cm">
              <text:p text:style-name="P7"><text:span text:style-name="T9">1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9.4cm" svg:y="19.2cm">
              <text:p text:style-name="P7"><text:span text:style-name="T9">4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11.2cm" svg:y="19.2cm">
              <text:p text:style-name="P7"><text:span text:style-name="T9">7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13.4cm" svg:y="19.2cm">
              <text:p text:style-name="P7"><text:span text:style-name="T9">9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frame draw:style-name="gr13" draw:id="id54" draw:layer="layout" svg:width="7.1cm" svg:height="4.303cm" svg:x="1.5cm" svg:y="14cm">
          <draw:text-box>
            <text:p><text:span text:style-name="T8">Qualquer nó em uma </text:span></text:p>
            <text:p><text:span text:style-name="T9">Árvore Balanceada</text:span><text:span text:style-name="T8"> <text:s/></text:span></text:p>
            <text:p><text:span text:style-name="T8">pode <text:s/>ser encontrado </text:span></text:p>
            <text:p><text:span text:style-name="T8">em </text:span><text:span text:style-name="T30">O(log n</text:span><text:span text:style-name="T22">)</text:span></text:p>
            <text:p/>
          </draw:text-box>
        </draw:frame>
        <draw:frame draw:style-name="gr13" draw:id="id55" draw:layer="layout" svg:width="7.1cm" svg:height="4.303cm" svg:x="20.6cm" svg:y="16.001cm">
          <draw:text-box>
            <text:p><text:span text:style-name="T8">Qualquer nó em uma </text:span></text:p>
            <text:p><text:span text:style-name="T9">Árvore Degenerada</text:span><text:span text:style-name="T8"> <text:s/></text:span></text:p>
            <text:p><text:span text:style-name="T8">pode <text:s/>ser encontrado </text:span></text:p>
            <text:p><text:span text:style-name="T8">em </text:span><text:span text:style-name="T31">O(n</text:span><text:span text:style-name="T32">)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>
        <office:forms form:automatic-focus="false" form:apply-design-mode="false"/>
        <draw:frame presentation:style-name="pr7" draw:text-style-name="P1" draw:layer="layout" svg:width="23.911cm" svg:height="3.507cm" svg:x="2.058cm" svg:y="1.543cm" presentation:class="title" presentation:user-transformed="true">
          <draw:text-box>
            <text:p text:style-name="P1">Tipo Abstrato de Dado<text:line-break/>Árvore Binária de Busca</text:p>
          </draw:text-box>
        </draw:frame>
        <draw:frame presentation:style-name="pr8" draw:text-style-name="P13" draw:id="id56" draw:layer="layout" svg:width="26.5cm" svg:height="13.265cm" svg:x="1.499cm" svg:y="7.293cm">
          <draw:text-box>
            <text:p text:style-name="P12"><text:span text:style-name="T10">typedef struct arvb ArvB;</text:span></text:p>
            <text:p text:style-name="P12"><text:span text:style-name="T10"/></text:p>
            <text:p text:style-name="P12"><text:span text:style-name="T34">/*Função que cria uma Árvore Binária de Busca Vazia.*/</text:span></text:p>
            <text:p text:style-name="P12"><text:span text:style-name="T35">ArvB* arvb_cria_vazia(void);</text:span></text:p>
            <text:p text:style-name="P12"><text:span text:style-name="T34">/*Testa se uma Árvore Binária é vazia.*/</text:span></text:p>
            <text:p text:style-name="P12"><text:span text:style-name="T35">int arvb_vazia(ArvB *a);</text:span></text:p>
            <text:p text:style-name="P12"><text:span text:style-name="T13">/*Função que busca a sub-árvore que contém um inteiro.*/</text:span></text:p>
            <text:p text:style-name="P12"><text:span text:style-name="T10">ArvB* arvb_busca(ArvB *a,int c);</text:span></text:p>
            <text:p text:style-name="P12"><text:span text:style-name="T13">/*Função que imprime os elementos de uma Árvore.*/</text:span></text:p>
            <text:p text:style-name="P12"><text:span text:style-name="T10">void arvb_imprime(ArvB *a);</text:span></text:p>
            <text:p text:style-name="P12"><text:span text:style-name="T11">/*Função que insere um inteiro em uma Árvore.*/</text:span></text:p>
            <text:p text:style-name="P12"><text:span text:style-name="T12">ArvB* arvb_insere(ArvB *a, int c); </text:span></text:p>
            <text:p text:style-name="P12"><text:span text:style-name="T11">/*Função que remove um inteiro em uma Árvore.*/</text:span></text:p>
            <text:p text:style-name="P12"><text:span text:style-name="T19">ArvB* arvb_remove(ArvB *a, int c); </text:span></text:p>
            <text:p text:style-name="P12"><text:span text:style-name="T34">/*Libera o espaço alocado para uma Árvore.*/</text:span></text:p>
            <text:p text:style-name="P12"><text:span text:style-name="T35">void arvb_libera(ArvB *a);</text:span></text:p>
          </draw:text-box>
        </draw:frame>
        <draw:frame draw:style-name="gr4" draw:text-style-name="P36" draw:layer="layout" svg:width="27.2cm" svg:height="1.889cm" svg:x="0.799cm" svg:y="5.3cm">
          <draw:text-box>
            <text:p text:style-name="P7"><text:span text:style-name="T14">Podemos criar um TAD Árvore Binária Busca de inteiros. Para tanto, devemos criar o arquivo arvb.h com o nome do tipo e os protótip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text-style-name="P1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de Busca<text:line-break/>Função Busca</text:p>
          </draw:text-box>
        </draw:frame>
        <draw:frame presentation:style-name="pr17" draw:layer="layout" svg:width="23.911cm" svg:height="8.761cm" svg:x="2.058cm" svg:y="5.838cm" presentation:class="outline" presentation:user-transformed="true">
          <draw:text-box>
            <text:p><text:span text:style-name="T19">ArvB* arvb_busca(ArvB *a, int c){</text:span></text:p>
            <text:p><text:span text:style-name="T19"><text:s text:c="3"/></text:span><text:span text:style-name="T19">if(arvb_vazia(a))</text:span></text:p>
            <text:p><text:span text:style-name="T19"><text:s/></text:span><text:span text:style-name="T19"><text:tab/></text:span><text:span text:style-name="T19">return NULL;</text:span></text:p>
            <text:p><text:span text:style-name="T19"><text:s text:c="3"/></text:span><text:span text:style-name="T19">else if(a-&gt;info &lt; c)</text:span></text:p>
            <text:p><text:span text:style-name="T19"><text:s/></text:span><text:span text:style-name="T19"><text:tab/></text:span><text:span text:style-name="T19">return arvb_busca(a-&gt;dir,c);</text:span></text:p>
            <text:p><text:span text:style-name="T19"><text:s text:c="3"/></text:span><text:span text:style-name="T19">else if(a-&gt;info &gt; c)</text:span></text:p>
            <text:p><text:span text:style-name="T19"><text:s/></text:span><text:span text:style-name="T19"><text:tab/></text:span><text:span text:style-name="T19">return arvb_busca(a-&gt;esq,c);</text:span></text:p>
            <text:p><text:span text:style-name="T19"><text:s text:c="3"/></text:span><text:span text:style-name="T19">else </text:span><text:span text:style-name="T34">//(a-&gt;info == c)</text:span></text:p>
            <text:p><text:span text:style-name="T19"><text:s/></text:span><text:span text:style-name="T19"><text:tab/></text:span><text:span text:style-name="T19">return a;</text:span></text:p>
            <text:p><text:span text:style-name="T19">}</text:span></text:p>
          </draw:text-box>
        </draw:frame>
        <draw:g draw:id="id57">
          <draw:g>
            <draw:g>
              <draw:custom-shape draw:style-name="gr2" draw:text-style-name="P10" draw:layer="layout" svg:width="1.5cm" svg:height="1.5cm" svg:x="23cm" svg:y="9.5cm">
                <text:p text:style-name="P7"><text:span text:style-name="T9">8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g>
                <draw:custom-shape draw:style-name="gr2" draw:text-style-name="P10" draw:layer="layout" svg:width="1.5cm" svg:height="1.5cm" svg:x="21.1cm" svg:y="7cm">
                  <text:p text:style-name="P7"><text:span text:style-name="T9">6</text:span></text:p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line draw:style-name="gr1" draw:layer="layout" svg:x1="21.7cm" svg:y1="8.5cm" svg:x2="20.2cm" svg:y2="9.5cm">
                  <text:p/>
                </draw:line>
                <draw:line draw:style-name="gr1" draw:layer="layout" svg:x1="21.7cm" svg:y1="8.5cm" svg:x2="23.7cm" svg:y2="9.5cm">
                  <text:p/>
                </draw:line>
              </draw:g>
              <draw:g>
                <draw:custom-shape draw:style-name="gr2" draw:text-style-name="P10" draw:layer="layout" svg:width="1.5cm" svg:height="1.5cm" svg:x="19.2cm" svg:y="9.5cm">
                  <text:p text:style-name="P7"><text:span text:style-name="T9">2</text:span></text:p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line draw:style-name="gr1" draw:layer="layout" svg:x1="19.7cm" svg:y1="11cm" svg:x2="18.9cm" svg:y2="12.4cm">
                  <text:p/>
                </draw:line>
                <draw:line draw:style-name="gr1" draw:layer="layout" svg:x1="20.2cm" svg:y1="11cm" svg:x2="20.9cm" svg:y2="12.4cm">
                  <text:p/>
                </draw:line>
              </draw:g>
              <draw:line draw:style-name="gr1" draw:layer="layout" svg:x1="23.5cm" svg:y1="11cm" svg:x2="22.7cm" svg:y2="12.4cm">
                <text:p/>
              </draw:line>
              <draw:line draw:style-name="gr1" draw:layer="layout" svg:x1="24cm" svg:y1="11cm" svg:x2="24.7cm" svg:y2="12.4cm">
                <text:p/>
              </draw:line>
            </draw:g>
            <draw:g>
              <draw:custom-shape draw:style-name="gr2" draw:text-style-name="P10" draw:layer="layout" svg:width="1.5cm" svg:height="1.5cm" svg:x="18cm" svg:y="12.4cm">
                <text:p text:style-name="P7"><text:span text:style-name="T9">1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10" draw:layer="layout" svg:width="1.5cm" svg:height="1.5cm" svg:x="20.2cm" svg:y="12.4cm">
                <text:p text:style-name="P7"><text:span text:style-name="T9">4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10" draw:layer="layout" svg:width="1.5cm" svg:height="1.5cm" svg:x="22cm" svg:y="12.4cm">
                <text:p text:style-name="P7"><text:span text:style-name="T9">7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2" draw:text-style-name="P10" draw:layer="layout" svg:width="1.5cm" svg:height="1.5cm" svg:x="24.2cm" svg:y="12.4cm">
                <text:p text:style-name="P7"><text:span text:style-name="T9">9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</draw:g>
          <draw:line draw:style-name="gr14" draw:layer="layout" svg:x1="20.5cm" svg:y1="5.6cm" svg:x2="21.5cm" svg:y2="7.1cm">
            <text:p>a</text:p>
            <text:p/>
          </draw:line>
        </draw:g>
        <draw:frame draw:style-name="gr8" draw:text-style-name="P37" draw:layer="layout" svg:width="1.437cm" svg:height="0.966cm" svg:x="24cm" svg:y="6cm">
          <draw:text-box>
            <text:p text:style-name="P29"><text:span text:style-name="T22">c=4</text:span></text:p>
          </draw:text-box>
        </draw:frame>
        <draw:g draw:id="id58">
          <draw:g>
            <draw:custom-shape draw:style-name="gr2" draw:text-style-name="P10" draw:layer="layout" svg:width="1.5cm" svg:height="1.5cm" svg:x="19.2cm" svg:y="9.5cm">
              <text:p text:style-name="P7"><text:span text:style-name="T9">2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19.7cm" svg:y1="11cm" svg:x2="18.9cm" svg:y2="12.4cm">
              <text:p/>
            </draw:line>
            <draw:line draw:style-name="gr1" draw:layer="layout" svg:x1="20.2cm" svg:y1="11cm" svg:x2="20.9cm" svg:y2="12.4cm">
              <text:p/>
            </draw:line>
          </draw:g>
          <draw:custom-shape draw:style-name="gr2" draw:text-style-name="P10" draw:layer="layout" svg:width="1.5cm" svg:height="1.5cm" svg:x="18cm" svg:y="12.4cm">
            <text:p text:style-name="P7"><text:span text:style-name="T9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0.2cm" svg:y="12.4cm">
            <text:p text:style-name="P7"><text:span text:style-name="T9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" draw:layer="layout" svg:x1="18.5cm" svg:y1="8.7cm" svg:x2="19.5cm" svg:y2="9.7cm">
            <text:p>a</text:p>
            <text:p/>
          </draw:line>
        </draw:g>
        <draw:g draw:id="id59">
          <draw:custom-shape draw:style-name="gr2" draw:text-style-name="P38" draw:layer="layout" svg:width="1.5cm" svg:height="1.5cm" svg:x="20.2cm" svg:y="12.4cm">
            <text:p text:style-name="P7"><text:span text:style-name="T30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" draw:layer="layout" svg:x1="19.5cm" svg:y1="11.5cm" svg:x2="20.5cm" svg:y2="12.5cm">
            <text:p>a</text:p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de Busca<text:line-break/>Função Imprime</text:p>
          </draw:text-box>
        </draw:frame>
        <draw:frame presentation:style-name="pr15" draw:layer="layout" svg:width="23.911cm" svg:height="13.23cm" svg:x="2.058cm" svg:y="5.838cm" presentation:class="outline">
          <draw:text-box>
            <text:list text:style-name="L5">
              <text:list-item>
                <text:p>Basta utilizar a impressão na ordem simétrica (sae, raiz e sad)</text:p>
              </text:list-item>
            </text:list>
            <text:p><text:span text:style-name="T19"/></text:p>
            <text:p text:style-name="P21"><text:span text:style-name="T19">void arvb_imprime(ArvB *a){</text:span></text:p>
            <text:p><text:span text:style-name="T19"><text:s text:c="3"/></text:span><text:span text:style-name="T19">if(!arvb_vazia(a)){</text:span></text:p>
            <text:p><text:span text:style-name="T19"><text:s text:c="5"/></text:span><text:span text:style-name="T19">arvb_imprime(a-&gt;esq);</text:span></text:p>
            <text:p><text:span text:style-name="T19"><text:s text:c="5"/></text:span><text:span text:style-name="T19">printf("%d ",a-&gt;info);</text:span></text:p>
            <text:p><text:span text:style-name="T19"><text:s text:c="5"/></text:span><text:span text:style-name="T19">arvb_imprime(a-&gt;dir);</text:span></text:p>
            <text:p><text:span text:style-name="T19"><text:s text:c="3"/></text:span><text:span text:style-name="T19">}</text:span></text:p>
            <text:p text:style-name="P21"><text:span text:style-name="T19">}</text:span></text:p>
          </draw:text-box>
        </draw:frame>
        <draw:g>
          <draw:g>
            <draw:custom-shape draw:style-name="gr2" draw:text-style-name="P10" draw:layer="layout" svg:width="1.5cm" svg:height="1.5cm" svg:x="22cm" svg:y="9.7cm">
              <text:p text:style-name="P7"><text:span text:style-name="T9">8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" draw:text-style-name="P10" draw:layer="layout" svg:width="1.5cm" svg:height="1.5cm" svg:x="20.1cm" svg:y="7.2cm">
                <text:p text:style-name="P7"><text:span text:style-name="T9">6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" draw:layer="layout" svg:x1="20.7cm" svg:y1="8.7cm" svg:x2="19.2cm" svg:y2="9.7cm">
                <text:p/>
              </draw:line>
              <draw:line draw:style-name="gr1" draw:layer="layout" svg:x1="20.7cm" svg:y1="8.7cm" svg:x2="22.7cm" svg:y2="9.7cm">
                <text:p/>
              </draw:line>
            </draw:g>
            <draw:g>
              <draw:custom-shape draw:style-name="gr2" draw:text-style-name="P10" draw:layer="layout" svg:width="1.5cm" svg:height="1.5cm" svg:x="18.2cm" svg:y="9.7cm">
                <text:p text:style-name="P7"><text:span text:style-name="T9">2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" draw:layer="layout" svg:x1="18.7cm" svg:y1="11.2cm" svg:x2="17.9cm" svg:y2="12.6cm">
                <text:p/>
              </draw:line>
              <draw:line draw:style-name="gr1" draw:layer="layout" svg:x1="19.2cm" svg:y1="11.2cm" svg:x2="19.9cm" svg:y2="12.6cm">
                <text:p/>
              </draw:line>
            </draw:g>
            <draw:line draw:style-name="gr1" draw:layer="layout" svg:x1="22.5cm" svg:y1="11.2cm" svg:x2="21.7cm" svg:y2="12.6cm">
              <text:p/>
            </draw:line>
            <draw:line draw:style-name="gr1" draw:layer="layout" svg:x1="23cm" svg:y1="11.2cm" svg:x2="23.7cm" svg:y2="12.6cm">
              <text:p/>
            </draw:line>
          </draw:g>
          <draw:g>
            <draw:custom-shape draw:style-name="gr2" draw:text-style-name="P10" draw:layer="layout" svg:width="1.5cm" svg:height="1.5cm" svg:x="17cm" svg:y="12.6cm">
              <text:p text:style-name="P7"><text:span text:style-name="T9">1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19.2cm" svg:y="12.6cm">
              <text:p text:style-name="P7"><text:span text:style-name="T9">4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21cm" svg:y="12.6cm">
              <text:p text:style-name="P7"><text:span text:style-name="T9">7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23.2cm" svg:y="12.6cm">
              <text:p text:style-name="P7"><text:span text:style-name="T9">9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custom-shape draw:style-name="gr5" draw:text-style-name="P8" draw:id="id60" draw:layer="layout" svg:width="6.5cm" svg:height="1cm" svg:x="17.7cm" svg:y="15.5cm">
          <text:p text:style-name="P7">1 2 4 6 7 8 9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 presentation:user-transformed="true">
          <draw:text-box>
            <text:p>Árvore Binária de Busca<text:line-break/>Função Insere</text:p>
          </draw:text-box>
        </draw:frame>
        <draw:frame presentation:style-name="pr15" draw:layer="layout" svg:width="23.911cm" svg:height="14.017cm" svg:x="2.058cm" svg:y="5.838cm" presentation:class="outline" presentation:user-transformed="true">
          <draw:text-box>
            <text:p><text:span text:style-name="T19"/></text:p>
            <text:p><text:span text:style-name="T19"/></text:p>
            <text:p><text:span text:style-name="T19">ArvB* arvb_insere(ArvB *a, int c){</text:span></text:p>
            <text:p><text:span text:style-name="T19"><text:s text:c="3"/></text:span><text:span text:style-name="T19">if(arvb_vazia(a)){</text:span></text:p>
            <text:p><text:span text:style-name="T19"><text:s text:c="5"/></text:span><text:span text:style-name="T19">a = (ArvB*)malloc(sizeof(ArvB));</text:span></text:p>
            <text:p><text:span text:style-name="T19"><text:s text:c="5"/></text:span><text:span text:style-name="T19">a-&gt;info = c;</text:span></text:p>
            <text:p><text:span text:style-name="T19"><text:s text:c="5"/></text:span><text:span text:style-name="T19">a-&gt;esq = NULL; </text:span></text:p>
            <text:p><text:span text:style-name="T19"><text:s text:c="5"/></text:span><text:span text:style-name="T19">a-&gt;dir = NULL;</text:span></text:p>
            <text:p><text:span text:style-name="T19"><text:s text:c="3"/></text:span><text:span text:style-name="T19">}else if(a-&gt;info &gt; c)</text:span></text:p>
            <text:p><text:span text:style-name="T19"><text:s text:c="5"/></text:span><text:span text:style-name="T19">a-&gt;esq = arvb_insere(a-&gt;esq,c); <text:s text:c="2"/></text:span></text:p>
            <text:p><text:span text:style-name="T19"><text:s text:c="4"/></text:span><text:span text:style-name="T19">else if (a-&gt;info &lt; c)</text:span></text:p>
            <text:p><text:span text:style-name="T19"><text:s text:c="5"/></text:span><text:span text:style-name="T19">a-&gt;dir = arvb_insere(a-&gt;dir,c); <text:s text:c="2"/></text:span></text:p>
            <text:p><text:span text:style-name="T19"><text:s text:c="4"/></text:span><text:span text:style-name="T19">else</text:span></text:p>
            <text:p><text:span text:style-name="T19"><text:s text:c="5"/></text:span><text:span text:style-name="T19">printf("\nElemento Ja Pertence a Arvore");</text:span></text:p>
            <text:p><text:span text:style-name="T19"><text:s text:c="3"/></text:span><text:span text:style-name="T19">return a; <text:s/></text:span></text:p>
            <text:p><text:span text:style-name="T19">}</text:span></text:p>
          </draw:text-box>
        </draw:frame>
        <draw:custom-shape draw:style-name="gr2" draw:text-style-name="P10" draw:layer="layout" svg:width="1.5cm" svg:height="1.5cm" svg:x="23.4cm" svg:y="9.2cm">
          <text:p text:style-name="P7"><text:span text:style-name="T9">8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" draw:text-style-name="P10" draw:layer="layout" svg:width="1.5cm" svg:height="1.5cm" svg:x="21.5cm" svg:y="6.7cm">
            <text:p text:style-name="P7"><text:span text:style-name="T9">6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.1cm" svg:y1="8.2cm" svg:x2="20.6cm" svg:y2="9.2cm">
            <text:p/>
          </draw:line>
          <draw:line draw:style-name="gr1" draw:layer="layout" svg:x1="22.1cm" svg:y1="8.2cm" svg:x2="24.1cm" svg:y2="9.2cm">
            <text:p/>
          </draw:line>
        </draw:g>
        <draw:custom-shape draw:style-name="gr2" draw:text-style-name="P10" draw:layer="layout" svg:width="1.5cm" svg:height="1.5cm" svg:x="19.6cm" svg:y="9.2cm">
          <text:p text:style-name="P7"><text:span text:style-name="T9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layer="layout" svg:x1="20.1cm" svg:y1="10.7cm" svg:x2="19.3cm" svg:y2="12.1cm">
          <text:p/>
        </draw:line>
        <draw:line draw:style-name="gr1" draw:layer="layout" svg:x1="20.6cm" svg:y1="10.7cm" svg:x2="21.3cm" svg:y2="12.1cm">
          <text:p/>
        </draw:line>
        <draw:polyline draw:style-name="gr1" draw:id="id61" draw:layer="layout" svg:width="0.699cm" svg:height="1.399cm" svg:x="21.8cm" svg:y="13.5cm" svg:viewBox="0 0 700 1400" draw:points="0,0 700,1400">
          <text:p/>
        </draw:polyline>
        <draw:line draw:style-name="gr1" draw:layer="layout" svg:x1="23.9cm" svg:y1="10.7cm" svg:x2="23.1cm" svg:y2="12.1cm">
          <text:p/>
        </draw:line>
        <draw:line draw:style-name="gr1" draw:layer="layout" svg:x1="24.4cm" svg:y1="10.7cm" svg:x2="25.1cm" svg:y2="12.1cm">
          <text:p/>
        </draw:line>
        <draw:custom-shape draw:style-name="gr2" draw:text-style-name="P10" draw:layer="layout" svg:width="1.5cm" svg:height="1.5cm" svg:x="18.4cm" svg:y="12.1cm">
          <text:p text:style-name="P7"><text:span text:style-name="T9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0.6cm" svg:y="12.1cm">
          <text:p text:style-name="P7"><text:span text:style-name="T9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2.4cm" svg:y="12.1cm">
          <text:p text:style-name="P7"><text:span text:style-name="T9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4.6cm" svg:y="12.1cm">
          <text:p text:style-name="P7"><text:span text:style-name="T9">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id="id62" draw:layer="layout" svg:width="1.5cm" svg:height="1.5cm" svg:x="21.9cm" svg:y="14.9cm">
          <text:p text:style-name="P7"><text:span text:style-name="T9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20.8cm" svg:y1="5.7cm" svg:x2="22.3cm" svg:y2="6.7cm">
          <text:p>a</text:p>
          <text:p/>
        </draw:line>
        <draw:frame draw:style-name="gr8" draw:text-style-name="P39" draw:layer="layout" svg:width="1.391cm" svg:height="0.945cm" svg:x="24.6cm" svg:y="5.991cm">
          <draw:text-box>
            <text:p><text:span text:style-name="T36">c=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de Busca<text:line-break/>Função Remove</text:p>
          </draw:text-box>
        </draw:frame>
        <draw:frame presentation:style-name="pr15" draw:text-style-name="P40" draw:layer="layout" svg:width="23.911cm" svg:height="15.876cm" svg:x="2.058cm" svg:y="5.238cm" presentation:class="outline" presentation:user-transformed="true">
          <draw:text-box>
            <text:p><text:span text:style-name="T37">ArvB* arvb_remove(ArvB *a, int c){</text:span></text:p>
            <text:p><text:span text:style-name="T37"><text:s/></text:span><text:span text:style-name="T37">if(!arvb_vazia(a)){</text:span></text:p>
            <text:p><text:span text:style-name="T37"><text:s text:c="4"/></text:span><text:span text:style-name="T37">if(a-&gt;info &gt; c)</text:span></text:p>
            <text:p><text:span text:style-name="T37"><text:s text:c="5"/></text:span><text:span text:style-name="T37">a-&gt;esq = arvb_remove(a-&gt;esq,c); <text:s text:c="2"/></text:span></text:p>
            <text:p><text:span text:style-name="T37"><text:s text:c="4"/></text:span><text:span text:style-name="T37">else if (a-&gt;info &lt; c)</text:span></text:p>
            <text:p><text:span text:style-name="T37"><text:s text:c="5"/></text:span><text:span text:style-name="T37">a-&gt;dir = arvb_remove(a-&gt;dir,c); <text:s text:c="2"/></text:span></text:p>
            <text:p><text:span text:style-name="T37"><text:s text:c="4"/></text:span><text:span text:style-name="T37">else{</text:span></text:p>
            <text:p><text:span text:style-name="T37"><text:s text:c="5"/></text:span><text:span text:style-name="T37">ArvB* t; </text:span></text:p>
            <text:p><text:span text:style-name="T37"><text:s text:c="5"/></text:span><text:span text:style-name="T37">if (a-&gt;esq == NULL){</text:span></text:p>
            <text:p><text:span text:style-name="T37"><text:s text:c="7"/></text:span><text:span text:style-name="T37">t = a; <text:s/>a = a-&gt;dir;</text:span></text:p>
            <text:p><text:span text:style-name="T37"><text:s text:c="7"/></text:span><text:span text:style-name="T37">free(t);</text:span></text:p>
            <text:p><text:span text:style-name="T37"><text:s text:c="5"/></text:span><text:span text:style-name="T37">}else if (a-&gt;dir == NULL){</text:span></text:p>
            <text:p><text:span text:style-name="T37"><text:s text:c="7"/></text:span><text:span text:style-name="T37">t = a; <text:s/>a = a-&gt;esq;</text:span></text:p>
            <text:p><text:span text:style-name="T37"><text:s text:c="7"/></text:span><text:span text:style-name="T37">free(t);</text:span></text:p>
            <text:p><text:span text:style-name="T37"><text:s text:c="5"/></text:span><text:span text:style-name="T37">}else{</text:span></text:p>
            <text:p><text:span text:style-name="T37"><text:s text:c="6"/></text:span><text:span text:style-name="T37">t = a-&gt;esq;</text:span></text:p>
            <text:p><text:span text:style-name="T37"><text:s text:c="6"/></text:span><text:span text:style-name="T37">while(t-&gt;dir!=NULL)</text:span></text:p>
            <text:p><text:span text:style-name="T37"><text:s text:c="9"/></text:span><text:span text:style-name="T37">t = t-&gt;dir;</text:span></text:p>
            <text:p><text:span text:style-name="T37"><text:s text:c="6"/></text:span><text:span text:style-name="T37">a-&gt;info = t-&gt;info; <text:s/>t-&gt;info = c;</text:span></text:p>
            <text:p><text:span text:style-name="T37"><text:s text:c="6"/></text:span><text:span text:style-name="T37">a-&gt;esq = arvb_remove(a-&gt;esq,c);</text:span></text:p>
            <text:p><text:span text:style-name="T37"><text:s text:c="5"/></text:span><text:span text:style-name="T37">}</text:span></text:p>
            <text:p><text:span text:style-name="T37"><text:s text:c="4"/></text:span><text:span text:style-name="T37">}</text:span></text:p>
            <text:p><text:span text:style-name="T37"><text:s/></text:span><text:span text:style-name="T37">} <text:s/></text:span></text:p>
            <text:p><text:span text:style-name="T37"><text:s/></text:span><text:span text:style-name="T37">return a; <text:s/></text:span></text:p>
            <text:p><text:span text:style-name="T37">}</text:span></text:p>
          </draw:text-box>
        </draw:frame>
        <draw:custom-shape draw:style-name="gr2" draw:text-style-name="P10" draw:layer="layout" svg:width="1.5cm" svg:height="1.5cm" svg:x="23.4cm" svg:y="8.8cm">
          <text:p text:style-name="P7"><text:span text:style-name="T9">8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" draw:text-style-name="P10" draw:layer="layout" svg:width="1.5cm" svg:height="1.5cm" svg:x="21.5cm" svg:y="6.3cm">
            <text:p text:style-name="P7"><text:span text:style-name="T9">6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.1cm" svg:y1="7.8cm" svg:x2="20.6cm" svg:y2="8.8cm">
            <text:p/>
          </draw:line>
          <draw:line draw:style-name="gr1" draw:layer="layout" svg:x1="22.1cm" svg:y1="7.8cm" svg:x2="24.1cm" svg:y2="8.8cm">
            <text:p/>
          </draw:line>
        </draw:g>
        <draw:custom-shape draw:style-name="gr2" draw:text-style-name="P10" draw:layer="layout" svg:width="1.5cm" svg:height="1.5cm" svg:x="19.6cm" svg:y="8.8cm">
          <text:p text:style-name="P7"><text:span text:style-name="T9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layer="layout" svg:x1="20.1cm" svg:y1="10.3cm" svg:x2="19.3cm" svg:y2="11.7cm">
          <text:p/>
        </draw:line>
        <draw:line draw:style-name="gr1" draw:layer="layout" svg:x1="20.6cm" svg:y1="10.3cm" svg:x2="21.3cm" svg:y2="11.7cm">
          <text:p/>
        </draw:line>
        <draw:line draw:style-name="gr1" draw:layer="layout" svg:x1="23.9cm" svg:y1="10.3cm" svg:x2="23.1cm" svg:y2="11.7cm">
          <text:p/>
        </draw:line>
        <draw:line draw:style-name="gr1" draw:layer="layout" svg:x1="24.4cm" svg:y1="10.3cm" svg:x2="25.1cm" svg:y2="11.7cm">
          <text:p/>
        </draw:line>
        <draw:custom-shape draw:style-name="gr2" draw:text-style-name="P10" draw:layer="layout" svg:width="1.5cm" svg:height="1.5cm" svg:x="18.4cm" svg:y="11.7cm">
          <text:p text:style-name="P7"><text:span text:style-name="T9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0.6cm" svg:y="11.7cm">
          <text:p text:style-name="P7"><text:span text:style-name="T9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2.4cm" svg:y="11.7cm">
          <text:p text:style-name="P7"><text:span text:style-name="T9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layer="layout" svg:width="1.5cm" svg:height="1.5cm" svg:x="24.6cm" svg:y="11.7cm">
          <text:p text:style-name="P7"><text:span text:style-name="T9">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20.8cm" svg:y1="5.3cm" svg:x2="22.3cm" svg:y2="6.3cm">
          <text:p>a</text:p>
          <text:p/>
        </draw:line>
        <draw:frame draw:style-name="gr8" draw:text-style-name="P39" draw:layer="layout" svg:width="1.391cm" svg:height="0.945cm" svg:x="24.6cm" svg:y="5.591cm">
          <draw:text-box>
            <text:p><text:span text:style-name="T36">c=6</text:span></text:p>
          </draw:text-box>
        </draw:frame>
        <draw:custom-shape draw:style-name="gr2" draw:text-style-name="P10" draw:id="id63" draw:layer="layout" svg:width="1.5cm" svg:height="1.406cm" svg:x="23.5cm" svg:y="16.778cm">
          <text:p text:style-name="P7"><text:span text:style-name="T9">8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 draw:id="id64">
          <draw:custom-shape draw:style-name="gr2" draw:text-style-name="P10" draw:layer="layout" svg:width="1.5cm" svg:height="1.405cm" svg:x="21.6cm" svg:y="14.437cm">
            <text:p text:style-name="P7"><text:span text:style-name="T9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2.2cm" svg:y1="15.842cm" svg:x2="20.7cm" svg:y2="16.779cm">
            <text:p/>
          </draw:line>
          <draw:line draw:style-name="gr1" draw:layer="layout" svg:x1="22.2cm" svg:y1="15.842cm" svg:x2="24.2cm" svg:y2="16.779cm">
            <text:p/>
          </draw:line>
        </draw:g>
        <draw:custom-shape draw:style-name="gr2" draw:text-style-name="P10" draw:id="id65" draw:layer="layout" svg:width="1.5cm" svg:height="1.406cm" svg:x="19.7cm" svg:y="16.778cm">
          <text:p text:style-name="P7"><text:span text:style-name="T9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1" draw:id="id66" draw:layer="layout" svg:width="0.799cm" svg:height="1.31cm" svg:x="19.4cm" svg:y="18.184cm" svg:viewBox="0 0 800 1311" draw:points="800,0 0,1311">
          <text:p/>
        </draw:polyline>
        <draw:polyline draw:style-name="gr1" draw:id="id67" draw:layer="layout" svg:width="0.799cm" svg:height="1.31cm" svg:x="23.2cm" svg:y="18.184cm" svg:viewBox="0 0 800 1311" draw:points="800,0 0,1311">
          <text:p/>
        </draw:polyline>
        <draw:polyline draw:style-name="gr1" draw:id="id68" draw:layer="layout" svg:width="0.699cm" svg:height="1.31cm" svg:x="24.5cm" svg:y="18.184cm" svg:viewBox="0 0 700 1311" draw:points="0,0 700,1311">
          <text:p/>
        </draw:polyline>
        <draw:custom-shape draw:style-name="gr2" draw:text-style-name="P10" draw:id="id69" draw:layer="layout" svg:width="1.5cm" svg:height="1.405cm" svg:x="18.5cm" svg:y="19.495cm">
          <text:p text:style-name="P7"><text:span text:style-name="T9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id="id70" draw:layer="layout" svg:width="1.5cm" svg:height="1.405cm" svg:x="22.5cm" svg:y="19.495cm">
          <text:p text:style-name="P7"><text:span text:style-name="T9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0" draw:id="id71" draw:layer="layout" svg:width="1.5cm" svg:height="1.405cm" svg:x="24.7cm" svg:y="19.495cm">
          <text:p text:style-name="P7"><text:span text:style-name="T9">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olyline draw:style-name="gr14" draw:id="id72" draw:layer="layout" svg:width="1.499cm" svg:height="0.936cm" svg:x="20.9cm" svg:y="13.5cm" svg:viewBox="0 0 1500 937" draw:points="0,0 1500,937">
          <text:p>a</text:p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14" draw:layer="layout" svg:width="23.911cm" svg:height="3.507cm" svg:x="2.058cm" svg:y="1.543cm" presentation:class="title">
          <draw:text-box>
            <text:p>Árvore Binária de Busca<text:line-break/>Função Remove</text:p>
          </draw:text-box>
        </draw:frame>
        <draw:frame presentation:style-name="pr15" draw:text-style-name="P40" draw:layer="layout" svg:width="23.911cm" svg:height="15.876cm" svg:x="2.058cm" svg:y="5.238cm" presentation:class="outline" presentation:user-transformed="true">
          <draw:text-box>
            <text:p><text:span text:style-name="T37">ArvB* arvb_remove(ArvB *a, int c){</text:span></text:p>
            <text:p><text:span text:style-name="T37"><text:s/></text:span><text:span text:style-name="T37">if(!arvb_vazia(a)){</text:span></text:p>
            <text:p><text:span text:style-name="T37"><text:s text:c="4"/></text:span><text:span text:style-name="T37">if(a-&gt;info &gt; c)</text:span></text:p>
            <text:p><text:span text:style-name="T37"><text:s text:c="5"/></text:span><text:span text:style-name="T37">a-&gt;esq = arvb_remove(a-&gt;esq,c); <text:s text:c="2"/></text:span></text:p>
            <text:p><text:span text:style-name="T37"><text:s text:c="4"/></text:span><text:span text:style-name="T37">else if (a-&gt;info &lt; c)</text:span></text:p>
            <text:p><text:span text:style-name="T37"><text:s text:c="5"/></text:span><text:span text:style-name="T37">a-&gt;dir = arvb_remove(a-&gt;dir,c); <text:s text:c="2"/></text:span></text:p>
            <text:p><text:span text:style-name="T37"><text:s text:c="4"/></text:span><text:span text:style-name="T37">else{</text:span></text:p>
            <text:p><text:span text:style-name="T37"><text:s text:c="5"/></text:span><text:span text:style-name="T37">ArvB* t; </text:span></text:p>
            <text:p><text:span text:style-name="T37"><text:s text:c="5"/></text:span><text:span text:style-name="T37">if (a-&gt;esq == NULL){</text:span></text:p>
            <text:p><text:span text:style-name="T37"><text:s text:c="7"/></text:span><text:span text:style-name="T37">t = a; <text:s/>a = a-&gt;dir;</text:span></text:p>
            <text:p><text:span text:style-name="T37"><text:s text:c="7"/></text:span><text:span text:style-name="T37">free(t);</text:span></text:p>
            <text:p><text:span text:style-name="T37"><text:s text:c="5"/></text:span><text:span text:style-name="T37">}else if (a-&gt;dir == NULL){</text:span></text:p>
            <text:p><text:span text:style-name="T37"><text:s text:c="7"/></text:span><text:span text:style-name="T37">t = a; <text:s/>a = a-&gt;esq;</text:span></text:p>
            <text:p><text:span text:style-name="T37"><text:s text:c="7"/></text:span><text:span text:style-name="T37">free(t);</text:span></text:p>
            <text:p><text:span text:style-name="T37"><text:s text:c="5"/></text:span><text:span text:style-name="T37">}else{</text:span></text:p>
            <text:p><text:span text:style-name="T37"><text:s text:c="6"/></text:span><text:span text:style-name="T37">t = a-&gt;esq;</text:span></text:p>
            <text:p><text:span text:style-name="T37"><text:s text:c="6"/></text:span><text:span text:style-name="T37">while(t-&gt;dir!=NULL)</text:span></text:p>
            <text:p><text:span text:style-name="T37"><text:s text:c="9"/></text:span><text:span text:style-name="T37">t = t-&gt;dir;</text:span></text:p>
            <text:p><text:span text:style-name="T37"><text:s text:c="6"/></text:span><text:span text:style-name="T37">a-&gt;info = t-&gt;info; <text:s/>t-&gt;info = c;</text:span></text:p>
            <text:p><text:span text:style-name="T37"><text:s text:c="6"/></text:span><text:span text:style-name="T37">a-&gt;esq = arvb_remove(a-&gt;esq,c);</text:span></text:p>
            <text:p><text:span text:style-name="T37"><text:s text:c="5"/></text:span><text:span text:style-name="T37">}</text:span></text:p>
            <text:p><text:span text:style-name="T37"><text:s text:c="4"/></text:span><text:span text:style-name="T37">}</text:span></text:p>
            <text:p><text:span text:style-name="T37"><text:s/></text:span><text:span text:style-name="T37">} <text:s/></text:span></text:p>
            <text:p><text:span text:style-name="T37"><text:s/></text:span><text:span text:style-name="T37">return a; <text:s/></text:span></text:p>
            <text:p><text:span text:style-name="T37">}</text:span></text:p>
          </draw:text-box>
        </draw:frame>
        <draw:g draw:id="id73">
          <draw:g>
            <draw:custom-shape draw:style-name="gr2" draw:text-style-name="P10" draw:layer="layout" svg:width="1.5cm" svg:height="1.5cm" svg:x="23.4cm" svg:y="8.8cm">
              <text:p text:style-name="P7"><text:span text:style-name="T9">8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" draw:text-style-name="P10" draw:layer="layout" svg:width="1.5cm" svg:height="1.5cm" svg:x="21.5cm" svg:y="6.3cm">
                <text:p text:style-name="P7"><text:span text:style-name="T9">6</text:span></text:p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" draw:layer="layout" svg:x1="22.1cm" svg:y1="7.8cm" svg:x2="20.6cm" svg:y2="8.8cm">
                <text:p/>
              </draw:line>
              <draw:line draw:style-name="gr1" draw:layer="layout" svg:x1="22.1cm" svg:y1="7.8cm" svg:x2="24.1cm" svg:y2="8.8cm">
                <text:p/>
              </draw:line>
            </draw:g>
            <draw:custom-shape draw:style-name="gr2" draw:text-style-name="P10" draw:layer="layout" svg:width="1.5cm" svg:height="1.5cm" svg:x="19.6cm" svg:y="8.8cm">
              <text:p text:style-name="P7"><text:span text:style-name="T9">2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0.1cm" svg:y1="10.3cm" svg:x2="19.3cm" svg:y2="11.7cm">
              <text:p/>
            </draw:line>
            <draw:line draw:style-name="gr1" draw:layer="layout" svg:x1="20.6cm" svg:y1="10.3cm" svg:x2="21.3cm" svg:y2="11.7cm">
              <text:p/>
            </draw:line>
            <draw:line draw:style-name="gr1" draw:layer="layout" svg:x1="23.9cm" svg:y1="10.3cm" svg:x2="23.1cm" svg:y2="11.7cm">
              <text:p/>
            </draw:line>
            <draw:line draw:style-name="gr1" draw:layer="layout" svg:x1="24.4cm" svg:y1="10.3cm" svg:x2="25.1cm" svg:y2="11.7cm">
              <text:p/>
            </draw:line>
            <draw:custom-shape draw:style-name="gr2" draw:text-style-name="P10" draw:layer="layout" svg:width="1.5cm" svg:height="1.5cm" svg:x="18.4cm" svg:y="11.7cm">
              <text:p text:style-name="P7"><text:span text:style-name="T9">1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20.6cm" svg:y="11.7cm">
              <text:p text:style-name="P7"><text:span text:style-name="T9">4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22.4cm" svg:y="11.7cm">
              <text:p text:style-name="P7"><text:span text:style-name="T9">7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" draw:text-style-name="P10" draw:layer="layout" svg:width="1.5cm" svg:height="1.5cm" svg:x="24.6cm" svg:y="11.7cm">
              <text:p text:style-name="P7"><text:span text:style-name="T9">9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4" draw:layer="layout" svg:x1="20.8cm" svg:y1="5.3cm" svg:x2="22.3cm" svg:y2="6.3cm">
              <text:p>a</text:p>
              <text:p/>
            </draw:line>
            <draw:frame draw:style-name="gr8" draw:text-style-name="P39" draw:layer="layout" svg:width="1.391cm" svg:height="0.945cm" svg:x="24.6cm" svg:y="5.591cm">
              <draw:text-box>
                <text:p><text:span text:style-name="T36">c=6</text:span></text:p>
              </draw:text-box>
            </draw:frame>
            <draw:line draw:style-name="gr1" draw:layer="layout" svg:x1="21.4cm" svg:y1="13.1cm" svg:x2="20.6cm" svg:y2="14.5cm">
              <text:p/>
            </draw:line>
            <draw:custom-shape draw:style-name="gr2" draw:text-style-name="P10" draw:layer="layout" svg:width="1.5cm" svg:height="1.5cm" svg:x="19.7cm" svg:y="14.5cm">
              <text:p text:style-name="P7"><text:span text:style-name="T9">3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2" draw:text-style-name="P10" draw:layer="layout" svg:width="1.5cm" svg:height="1.5cm" svg:x="23.4cm" svg:y="8.8cm">
            <text:p text:style-name="P7"><text:span text:style-name="T9">8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1.5cm" svg:x="21.5cm" svg:y="6.3cm">
              <text:p text:style-name="P7"><text:span text:style-name="T9">6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2.1cm" svg:y1="7.8cm" svg:x2="20.6cm" svg:y2="8.8cm">
              <text:p/>
            </draw:line>
            <draw:line draw:style-name="gr1" draw:layer="layout" svg:x1="22.1cm" svg:y1="7.8cm" svg:x2="24.1cm" svg:y2="8.8cm">
              <text:p/>
            </draw:line>
          </draw:g>
          <draw:custom-shape draw:style-name="gr2" draw:text-style-name="P10" draw:layer="layout" svg:width="1.5cm" svg:height="1.5cm" svg:x="19.6cm" svg:y="8.8cm">
            <text:p text:style-name="P7"><text:span text:style-name="T9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0.1cm" svg:y1="10.3cm" svg:x2="19.3cm" svg:y2="11.7cm">
            <text:p/>
          </draw:line>
          <draw:line draw:style-name="gr1" draw:layer="layout" svg:x1="20.6cm" svg:y1="10.3cm" svg:x2="21.3cm" svg:y2="11.7cm">
            <text:p/>
          </draw:line>
          <draw:line draw:style-name="gr1" draw:layer="layout" svg:x1="23.9cm" svg:y1="10.3cm" svg:x2="23.1cm" svg:y2="11.7cm">
            <text:p/>
          </draw:line>
          <draw:line draw:style-name="gr1" draw:layer="layout" svg:x1="24.4cm" svg:y1="10.3cm" svg:x2="25.1cm" svg:y2="11.7cm">
            <text:p/>
          </draw:line>
          <draw:custom-shape draw:style-name="gr2" draw:text-style-name="P10" draw:layer="layout" svg:width="1.5cm" svg:height="1.5cm" svg:x="18.4cm" svg:y="11.7cm">
            <text:p text:style-name="P7"><text:span text:style-name="T9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0.6cm" svg:y="11.7cm">
            <text:p text:style-name="P7"><text:span text:style-name="T9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2.4cm" svg:y="11.7cm">
            <text:p text:style-name="P7"><text:span text:style-name="T9">7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4.6cm" svg:y="11.7cm">
            <text:p text:style-name="P7"><text:span text:style-name="T9">9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" draw:layer="layout" svg:x1="20.8cm" svg:y1="5.3cm" svg:x2="22.3cm" svg:y2="6.3cm">
            <text:p>a</text:p>
            <text:p/>
          </draw:line>
          <draw:frame draw:style-name="gr8" draw:text-style-name="P39" draw:layer="layout" svg:width="1.391cm" svg:height="0.945cm" svg:x="24.6cm" svg:y="5.591cm">
            <draw:text-box>
              <text:p><text:span text:style-name="T36">c=6</text:span></text:p>
            </draw:text-box>
          </draw:frame>
          <draw:line draw:style-name="gr1" draw:layer="layout" svg:x1="21.4cm" svg:y1="13.1cm" svg:x2="20.6cm" svg:y2="14.5cm">
            <text:p/>
          </draw:line>
          <draw:custom-shape draw:style-name="gr2" draw:text-style-name="P10" draw:layer="layout" svg:width="1.5cm" svg:height="1.5cm" svg:x="19.7cm" svg:y="14.5cm">
            <text:p text:style-name="P7"><text:span text:style-name="T9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id="id74">
          <draw:custom-shape draw:style-name="gr2" draw:text-style-name="P10" draw:layer="layout" svg:width="1.5cm" svg:height="1.5cm" svg:x="23.4cm" svg:y="8.8cm">
            <text:p text:style-name="P7"><text:span text:style-name="T9">8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1.5cm" svg:x="21.5cm" svg:y="6.3cm">
              <text:p text:style-name="P7"><text:span text:style-name="T9">4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2.1cm" svg:y1="7.8cm" svg:x2="20.6cm" svg:y2="8.8cm">
              <text:p/>
            </draw:line>
            <draw:line draw:style-name="gr1" draw:layer="layout" svg:x1="22.1cm" svg:y1="7.8cm" svg:x2="24.1cm" svg:y2="8.8cm">
              <text:p/>
            </draw:line>
          </draw:g>
          <draw:custom-shape draw:style-name="gr2" draw:text-style-name="P10" draw:layer="layout" svg:width="1.5cm" svg:height="1.5cm" svg:x="19.6cm" svg:y="8.8cm">
            <text:p text:style-name="P7"><text:span text:style-name="T9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0.1cm" svg:y1="10.3cm" svg:x2="19.3cm" svg:y2="11.7cm">
            <text:p/>
          </draw:line>
          <draw:line draw:style-name="gr1" draw:layer="layout" svg:x1="20.6cm" svg:y1="10.3cm" svg:x2="21.3cm" svg:y2="11.7cm">
            <text:p/>
          </draw:line>
          <draw:line draw:style-name="gr1" draw:layer="layout" svg:x1="23.9cm" svg:y1="10.3cm" svg:x2="23.1cm" svg:y2="11.7cm">
            <text:p/>
          </draw:line>
          <draw:line draw:style-name="gr1" draw:layer="layout" svg:x1="24.4cm" svg:y1="10.3cm" svg:x2="25.1cm" svg:y2="11.7cm">
            <text:p/>
          </draw:line>
          <draw:custom-shape draw:style-name="gr2" draw:text-style-name="P10" draw:layer="layout" svg:width="1.5cm" svg:height="1.5cm" svg:x="18.4cm" svg:y="11.7cm">
            <text:p text:style-name="P7"><text:span text:style-name="T9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0.6cm" svg:y="11.7cm">
            <text:p text:style-name="P7"><text:span text:style-name="T9">6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2.4cm" svg:y="11.7cm">
            <text:p text:style-name="P7"><text:span text:style-name="T9">7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4.6cm" svg:y="11.7cm">
            <text:p text:style-name="P7"><text:span text:style-name="T9">9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" draw:layer="layout" svg:x1="20.8cm" svg:y1="5.3cm" svg:x2="22.3cm" svg:y2="6.3cm">
            <text:p>a</text:p>
            <text:p/>
          </draw:line>
          <draw:frame draw:style-name="gr8" draw:text-style-name="P39" draw:layer="layout" svg:width="1.391cm" svg:height="0.945cm" svg:x="24.6cm" svg:y="5.591cm">
            <draw:text-box>
              <text:p><text:span text:style-name="T36">c=6</text:span></text:p>
            </draw:text-box>
          </draw:frame>
          <draw:line draw:style-name="gr1" draw:layer="layout" svg:x1="21.4cm" svg:y1="13.1cm" svg:x2="20.6cm" svg:y2="14.5cm">
            <text:p/>
          </draw:line>
          <draw:custom-shape draw:style-name="gr2" draw:text-style-name="P10" draw:layer="layout" svg:width="1.5cm" svg:height="1.5cm" svg:x="19.7cm" svg:y="14.5cm">
            <text:p text:style-name="P7"><text:span text:style-name="T9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id="id75">
          <draw:custom-shape draw:style-name="gr2" draw:text-style-name="P10" draw:layer="layout" svg:width="1.5cm" svg:height="1.5cm" svg:x="23.4cm" svg:y="8.8cm">
            <text:p text:style-name="P7"><text:span text:style-name="T9">8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2" draw:text-style-name="P10" draw:layer="layout" svg:width="1.5cm" svg:height="1.5cm" svg:x="21.5cm" svg:y="6.3cm">
              <text:p text:style-name="P7"><text:span text:style-name="T9">4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" draw:layer="layout" svg:x1="22.1cm" svg:y1="7.8cm" svg:x2="20.6cm" svg:y2="8.8cm">
              <text:p/>
            </draw:line>
            <draw:line draw:style-name="gr1" draw:layer="layout" svg:x1="22.1cm" svg:y1="7.8cm" svg:x2="24.1cm" svg:y2="8.8cm">
              <text:p/>
            </draw:line>
          </draw:g>
          <draw:custom-shape draw:style-name="gr2" draw:text-style-name="P10" draw:layer="layout" svg:width="1.5cm" svg:height="1.5cm" svg:x="19.6cm" svg:y="8.8cm">
            <text:p text:style-name="P7"><text:span text:style-name="T9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layer="layout" svg:x1="20.1cm" svg:y1="10.3cm" svg:x2="19.3cm" svg:y2="11.7cm">
            <text:p/>
          </draw:line>
          <draw:line draw:style-name="gr1" draw:layer="layout" svg:x1="20.6cm" svg:y1="10.3cm" svg:x2="21.3cm" svg:y2="11.7cm">
            <text:p/>
          </draw:line>
          <draw:line draw:style-name="gr1" draw:layer="layout" svg:x1="23.9cm" svg:y1="10.3cm" svg:x2="23.1cm" svg:y2="11.7cm">
            <text:p/>
          </draw:line>
          <draw:line draw:style-name="gr1" draw:layer="layout" svg:x1="24.4cm" svg:y1="10.3cm" svg:x2="25.1cm" svg:y2="11.7cm">
            <text:p/>
          </draw:line>
          <draw:custom-shape draw:style-name="gr2" draw:text-style-name="P10" draw:layer="layout" svg:width="1.5cm" svg:height="1.5cm" svg:x="18.4cm" svg:y="11.7cm">
            <text:p text:style-name="P7"><text:span text:style-name="T9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0.6cm" svg:y="11.7cm">
            <text:p text:style-name="P7"><text:span text:style-name="T9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2.4cm" svg:y="11.7cm">
            <text:p text:style-name="P7"><text:span text:style-name="T9">7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0" draw:layer="layout" svg:width="1.5cm" svg:height="1.5cm" svg:x="24.6cm" svg:y="11.7cm">
            <text:p text:style-name="P7"><text:span text:style-name="T9">9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" draw:layer="layout" svg:x1="20.8cm" svg:y1="5.3cm" svg:x2="22.3cm" svg:y2="6.3cm">
            <text:p>a</text:p>
            <text:p/>
          </draw:line>
          <draw:frame draw:style-name="gr8" draw:text-style-name="P39" draw:layer="layout" svg:width="1.391cm" svg:height="0.945cm" svg:x="24.6cm" svg:y="5.591cm">
            <draw:text-box>
              <text:p><text:span text:style-name="T36">c=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animations="disable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0$Win32 OpenOffice.org_project/300m9$Build-9358</meta:generator>
    <dc:title>Apresente um Novo Produto</dc:title>
    <dc:description>Apresentação geral de um novo produto levando em consideração os desejos do cliente</dc:description>
    <meta:creation-date>2008-08-04T22:24:04</meta:creation-date>
    <dc:date>2008-11-17T14:29:46.67</dc:date>
    <dc:language>de-DE</dc:language>
    <meta:editing-cycles>371</meta:editing-cycles>
    <meta:editing-duration>PT184H46M35S</meta:editing-duration>
    <meta:document-statistic meta:object-count="635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Program%20Files/BrOffice.org%202.4/share/template/pt-BR/presnt/prs-novelty.otp" meta:date="2008-08-04T22:23:48"/>
  </office:meta>
</office:document-meta>
</file>